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umberland" svg:font-family="Cumberland" style:font-family-generic="modern" style:font-pitch="fixed"/>
    <style:font-face style:name="courier" svg:font-family="courier"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Times New Roman" svg:font-family="'Times New Roman'" style:font-family-generic="roman" style:font-pitch="variable"/>
    <style:font-face style:name="helvetica" svg:font-family="helvetica"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helvetica"/>
    </style:style>
    <style:style style:name="P2" style:family="paragraph" style:parent-style-name="Standard">
      <style:text-properties style:font-name="helvetica" style:text-underline-style="solid" style:text-underline-width="auto" style:text-underline-color="font-color"/>
    </style:style>
    <style:style style:name="P3" style:family="paragraph" style:parent-style-name="Standard">
      <style:text-properties style:font-name="courier"/>
    </style:style>
    <style:style style:name="P4" style:family="paragraph" style:parent-style-name="Standard">
      <style:text-properties style:font-name="courier" fo:font-size="10pt"/>
    </style:style>
    <style:style style:name="P5" style:family="paragraph" style:parent-style-name="Standard">
      <style:text-properties style:font-name="courier" style:text-underline-style="solid" style:text-underline-width="auto" style:text-underline-color="font-color"/>
    </style:style>
    <style:style style:name="P6" style:family="paragraph" style:parent-style-name="Standard">
      <style:paragraph-properties fo:break-before="page"/>
      <style:text-properties style:font-name="helvetica" style:text-underline-style="solid" style:text-underline-width="auto" style:text-underline-color="font-color"/>
    </style:style>
    <style:style style:name="P7" style:family="paragraph" style:parent-style-name="Standard">
      <style:paragraph-properties fo:break-before="page"/>
      <style:text-properties style:font-name="courier"/>
    </style:style>
    <style:style style:name="P8" style:family="paragraph" style:parent-style-name="Standard">
      <style:paragraph-properties fo:padding="0.074cm" fo:border-left="none" fo:border-right="none" fo:border-top="none" fo:border-bottom="0.06pt solid #000000" style:join-border="false"/>
      <style:text-properties style:font-name="courier"/>
    </style:style>
    <style:style style:name="P9" style:family="paragraph" style:parent-style-name="Preformatted_20_Text">
      <style:text-properties fo:color="#808080" style:font-name="courier" fo:font-style="italic"/>
    </style:style>
    <style:style style:name="P10" style:family="paragraph" style:parent-style-name="Preformatted_20_Text">
      <style:text-properties fo:color="#808080" fo:font-style="italic"/>
    </style:style>
    <style:style style:name="P11" style:family="paragraph" style:parent-style-name="Preformatted_20_Text">
      <style:text-properties fo:color="#008000"/>
    </style:style>
    <style:style style:name="P12" style:family="paragraph" style:parent-style-name="Preformatted_20_Text">
      <style:paragraph-properties fo:margin-top="0cm" fo:margin-bottom="0.499cm" style:contextual-spacing="false"/>
    </style:style>
    <style:style style:name="P13" style:family="paragraph" style:parent-style-name="Standard" style:list-style-name="L1">
      <style:text-properties style:font-name="helvetica"/>
    </style:style>
    <style:style style:name="P14" style:family="paragraph" style:parent-style-name="Standard" style:list-style-name="L2">
      <style:text-properties style:font-name="helvetica"/>
    </style:style>
    <style:style style:name="P15" style:family="paragraph" style:parent-style-name="Standard" style:list-style-name="L3">
      <style:text-properties style:font-name="helvetica"/>
    </style:style>
    <style:style style:name="P16" style:family="paragraph" style:parent-style-name="Standard" style:list-style-name="L4">
      <style:text-properties style:font-name="helvetica"/>
    </style:style>
    <style:style style:name="P17" style:family="paragraph" style:parent-style-name="Standard" style:list-style-name="L5">
      <style:text-properties style:font-name="helvetica"/>
    </style:style>
    <style:style style:name="P18" style:family="paragraph" style:parent-style-name="Standard" style:list-style-name="L6">
      <style:text-properties style:font-name="helvetica"/>
    </style:style>
    <style:style style:name="P19" style:family="paragraph" style:parent-style-name="Standard" style:list-style-name="L7">
      <style:text-properties style:font-name="helvetica"/>
    </style:style>
    <style:style style:name="P20" style:family="paragraph" style:parent-style-name="Standard" style:list-style-name="L8">
      <style:text-properties style:font-name="helvetica"/>
    </style:style>
    <style:style style:name="P21" style:family="paragraph" style:parent-style-name="Standard" style:list-style-name="L9">
      <style:text-properties style:font-name="helvetica"/>
    </style:style>
    <style:style style:name="P22" style:family="paragraph" style:parent-style-name="Standard" style:list-style-name="L11">
      <style:text-properties style:font-name="helvetica"/>
    </style:style>
    <style:style style:name="P23" style:family="paragraph" style:parent-style-name="Standard" style:list-style-name="L13">
      <style:text-properties style:font-name="helvetica"/>
    </style:style>
    <style:style style:name="P24" style:family="paragraph" style:parent-style-name="Standard" style:list-style-name="L14">
      <style:text-properties style:font-name="helvetica"/>
    </style:style>
    <style:style style:name="P25" style:family="paragraph" style:parent-style-name="Standard" style:list-style-name="L15">
      <style:text-properties style:font-name="helvetica"/>
    </style:style>
    <style:style style:name="P26" style:family="paragraph" style:parent-style-name="Standard" style:list-style-name="L16">
      <style:text-properties style:font-name="helvetica"/>
    </style:style>
    <style:style style:name="P27" style:family="paragraph" style:parent-style-name="Standard" style:list-style-name="L17">
      <style:text-properties style:font-name="helvetica"/>
    </style:style>
    <style:style style:name="P28" style:family="paragraph" style:parent-style-name="Standard" style:list-style-name="L18">
      <style:text-properties style:font-name="helvetica"/>
    </style:style>
    <style:style style:name="P29" style:family="paragraph" style:parent-style-name="Standard" style:list-style-name="L19">
      <style:text-properties style:font-name="helvetica"/>
    </style:style>
    <style:style style:name="P30" style:family="paragraph" style:parent-style-name="Standard" style:list-style-name="L20">
      <style:text-properties style:font-name="helvetica"/>
    </style:style>
    <style:style style:name="P31" style:family="paragraph" style:parent-style-name="Standard" style:list-style-name="L21">
      <style:text-properties style:font-name="helvetica"/>
    </style:style>
    <style:style style:name="P32" style:family="paragraph" style:parent-style-name="Standard" style:list-style-name="L22">
      <style:text-properties style:font-name="helvetica"/>
    </style:style>
    <style:style style:name="P33" style:family="paragraph" style:parent-style-name="Standard" style:list-style-name="L23">
      <style:text-properties style:font-name="helvetica"/>
    </style:style>
    <style:style style:name="P34" style:family="paragraph" style:parent-style-name="Standard" style:list-style-name="L24">
      <style:text-properties style:font-name="helvetica"/>
    </style:style>
    <style:style style:name="P35" style:family="paragraph" style:parent-style-name="Standard" style:list-style-name="L25">
      <style:text-properties style:font-name="helvetica"/>
    </style:style>
    <style:style style:name="P36" style:family="paragraph" style:parent-style-name="Standard" style:list-style-name="L26">
      <style:text-properties style:font-name="helvetica"/>
    </style:style>
    <style:style style:name="P37" style:family="paragraph" style:parent-style-name="Standard" style:list-style-name="L28">
      <style:text-properties style:font-name="helvetica"/>
    </style:style>
    <style:style style:name="P38" style:family="paragraph" style:parent-style-name="Standard" style:list-style-name="L29">
      <style:text-properties style:font-name="helvetica"/>
    </style:style>
    <style:style style:name="P39" style:family="paragraph" style:parent-style-name="Standard" style:list-style-name="L30">
      <style:text-properties style:font-name="helvetica"/>
    </style:style>
    <style:style style:name="P40" style:family="paragraph" style:parent-style-name="Standard" style:list-style-name="L31">
      <style:text-properties style:font-name="helvetica"/>
    </style:style>
    <style:style style:name="P41" style:family="paragraph" style:parent-style-name="Standard" style:list-style-name="L32">
      <style:text-properties style:font-name="helvetica"/>
    </style:style>
    <style:style style:name="P42" style:family="paragraph" style:parent-style-name="Standard" style:list-style-name="L33">
      <style:text-properties style:font-name="helvetica"/>
    </style:style>
    <style:style style:name="P43" style:family="paragraph" style:parent-style-name="Standard" style:list-style-name="L34">
      <style:text-properties style:font-name="helvetica"/>
    </style:style>
    <style:style style:name="P44" style:family="paragraph" style:parent-style-name="Standard" style:list-style-name="L35">
      <style:text-properties style:font-name="helvetica"/>
    </style:style>
    <style:style style:name="P45" style:family="paragraph" style:parent-style-name="Standard" style:list-style-name="L36">
      <style:text-properties style:font-name="helvetica"/>
    </style:style>
    <style:style style:name="P46" style:family="paragraph" style:parent-style-name="Standard" style:list-style-name="L37">
      <style:text-properties style:font-name="helvetica"/>
    </style:style>
    <style:style style:name="P47" style:family="paragraph" style:parent-style-name="Standard" style:list-style-name="L38">
      <style:text-properties style:font-name="helvetica"/>
    </style:style>
    <style:style style:name="P48" style:family="paragraph" style:parent-style-name="Standard" style:list-style-name="L39">
      <style:text-properties style:font-name="helvetica"/>
    </style:style>
    <style:style style:name="P49" style:family="paragraph" style:parent-style-name="Standard" style:list-style-name="L40">
      <style:text-properties style:font-name="helvetica"/>
    </style:style>
    <style:style style:name="P50" style:family="paragraph" style:parent-style-name="Standard" style:list-style-name="L41">
      <style:text-properties style:font-name="helvetica"/>
    </style:style>
    <style:style style:name="P51" style:family="paragraph" style:parent-style-name="Standard" style:list-style-name="L42">
      <style:text-properties style:font-name="helvetica"/>
    </style:style>
    <style:style style:name="P52" style:family="paragraph" style:parent-style-name="Standard" style:list-style-name="L43">
      <style:text-properties style:font-name="helvetica"/>
    </style:style>
    <style:style style:name="P53" style:family="paragraph" style:parent-style-name="Standard" style:list-style-name="L44">
      <style:text-properties style:font-name="helvetica"/>
    </style:style>
    <style:style style:name="P54" style:family="paragraph" style:parent-style-name="Standard" style:list-style-name="L45">
      <style:text-properties style:font-name="helvetica"/>
    </style:style>
    <style:style style:name="P55" style:family="paragraph" style:parent-style-name="Standard" style:list-style-name="L46">
      <style:text-properties style:font-name="helvetica"/>
    </style:style>
    <style:style style:name="P56" style:family="paragraph" style:parent-style-name="Standard" style:list-style-name="L47">
      <style:text-properties style:font-name="helvetica"/>
    </style:style>
    <style:style style:name="P57" style:family="paragraph" style:parent-style-name="Standard" style:list-style-name="L48">
      <style:text-properties style:font-name="helvetica"/>
    </style:style>
    <style:style style:name="P58" style:family="paragraph" style:parent-style-name="Standard" style:list-style-name="L49">
      <style:text-properties style:font-name="helvetica"/>
    </style:style>
    <style:style style:name="P59" style:family="paragraph" style:parent-style-name="Standard" style:list-style-name="L50">
      <style:text-properties style:font-name="helvetica"/>
    </style:style>
    <style:style style:name="P60" style:family="paragraph" style:parent-style-name="Standard" style:list-style-name="L51">
      <style:text-properties style:font-name="helvetica"/>
    </style:style>
    <style:style style:name="P61" style:family="paragraph" style:parent-style-name="Standard" style:list-style-name="L52">
      <style:text-properties style:font-name="helvetica"/>
    </style:style>
    <style:style style:name="P62" style:family="paragraph" style:parent-style-name="Standard" style:list-style-name="L53">
      <style:text-properties style:font-name="helvetica"/>
    </style:style>
    <style:style style:name="P63" style:family="paragraph" style:parent-style-name="Standard" style:list-style-name="L54">
      <style:text-properties style:font-name="helvetica"/>
    </style:style>
    <style:style style:name="P64" style:family="paragraph" style:parent-style-name="Standard" style:list-style-name="L55">
      <style:text-properties style:font-name="helvetica"/>
    </style:style>
    <style:style style:name="P65" style:family="paragraph" style:parent-style-name="Standard">
      <style:text-properties style:font-name="helvetica" officeooo:paragraph-rsid="000a2d39"/>
    </style:style>
    <style:style style:name="P66" style:family="paragraph" style:parent-style-name="Standard" style:list-style-name="L2"/>
    <style:style style:name="P67" style:family="paragraph" style:parent-style-name="Standard" style:list-style-name="L10"/>
    <style:style style:name="P68" style:family="paragraph" style:parent-style-name="Standard">
      <style:text-properties style:font-name="courier"/>
    </style:style>
    <style:style style:name="P69" style:family="paragraph" style:parent-style-name="Standard" style:list-style-name="L12">
      <style:text-properties style:font-name="courier"/>
    </style:style>
    <style:style style:name="P70" style:family="paragraph" style:parent-style-name="Standard">
      <style:text-properties style:font-name="courier" officeooo:rsid="000a2d39" officeooo:paragraph-rsid="000a2d39"/>
    </style:style>
    <style:style style:name="P71" style:family="paragraph" style:parent-style-name="Standard" style:list-style-name="L22"/>
    <style:style style:name="P72" style:family="paragraph" style:parent-style-name="Standard" style:list-style-name="L27"/>
    <style:style style:name="P73" style:family="paragraph" style:parent-style-name="Standard" style:list-style-name="L18">
      <style:paragraph-properties fo:break-before="page"/>
      <style:text-properties style:font-name="helvetica"/>
    </style:style>
    <style:style style:name="P74" style:family="paragraph" style:parent-style-name="Table_20_Contents">
      <style:text-properties style:font-name="courier" officeooo:rsid="00093248" officeooo:paragraph-rsid="00093248"/>
    </style:style>
    <style:style style:name="P75" style:family="paragraph" style:parent-style-name="Table_20_Contents">
      <style:text-properties style:font-name="courier" fo:font-size="8pt" officeooo:rsid="00093248" officeooo:paragraph-rsid="00093248" style:font-size-asian="8pt" style:font-size-complex="8pt"/>
    </style:style>
    <style:style style:name="P76" style:family="paragraph" style:parent-style-name="Table_20_Contents">
      <style:text-properties style:font-name="courier" fo:font-size="8pt" officeooo:rsid="00093248" officeooo:paragraph-rsid="000a2d39" style:font-size-asian="8pt" style:font-size-complex="8pt"/>
    </style:style>
    <style:style style:name="T1" style:family="text">
      <style:text-properties style:font-name="courier"/>
    </style:style>
    <style:style style:name="T2" style:family="text">
      <style:text-properties fo:font-size="10pt"/>
    </style:style>
    <style:style style:name="T3" style:family="text">
      <style:text-properties fo:font-weight="bold"/>
    </style:style>
    <style:style style:name="T4" style:family="text">
      <style:text-properties fo:color="#800000"/>
    </style:style>
    <style:style style:name="T5" style:family="text">
      <style:text-properties fo:color="#808080" fo:font-style="italic"/>
    </style:style>
    <style:style style:name="T6" style:family="text">
      <style:text-properties fo:color="#0000ff"/>
    </style:style>
    <style:style style:name="T7" style:family="text">
      <style:text-properties fo:color="#dd0000"/>
    </style:style>
    <style:style style:name="T8" style:family="text">
      <style:text-properties officeooo:rsid="0005e1d1"/>
    </style:style>
    <style:style style:name="T9" style:family="text">
      <style:text-properties officeooo:rsid="0007db8d"/>
    </style:style>
    <style:style style:name="T10" style:family="text">
      <style:text-properties style:font-name="Times New Roman" style:font-name-asian="Times New Roman" style:font-name-complex="Times New Roman"/>
    </style:style>
    <style:style style:name="T11" style:family="text">
      <style:text-properties style:font-name="helvetica"/>
    </style:style>
    <style:style style:name="T12" style:family="text">
      <style:text-properties officeooo:rsid="000a2d39"/>
    </style:style>
    <text:list-style style:name="L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6">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7">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8">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9">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0">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6">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7">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8">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19">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0">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6">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7">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8">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29">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0">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6">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7">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8">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9">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0">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6">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7">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8">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49">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0">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1">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4">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55">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lassen und Objekte</text:p>
      <text:p text:style-name="Standard"/>
      <text:list xml:id="list2073335866611574617" text:style-name="L1">
        <text:list-item>
          <text:p text:style-name="P13">Ausgangspunkt sei ein struct Date der Angaben zum Datum enthält</text:p>
          <text:p text:style-name="P13"/>
        </text:list-item>
      </text:list>
      <text:p text:style-name="P3"><text:s text:c="4"/>struct tDate </text:p>
      <text:p text:style-name="P3"><text:s text:c="5"/>{</text:p>
      <text:p text:style-name="P3"><text:s text:c="10"/>int Month;</text:p>
      <text:p text:style-name="P3"><text:s text:c="10"/>int Day;</text:p>
      <text:p text:style-name="P3"><text:s text:c="10"/>int Year;</text:p>
      <text:p text:style-name="P3"><text:s text:c="5"/>}</text:p>
      <text:p text:style-name="P3"/>
      <text:p text:style-name="P1"><text:s text:c="5"/>und die Funktionen</text:p>
      <text:p text:style-name="Standard"/>
      <text:p text:style-name="P3"><text:s text:c="4"/>void SetDate(tDate&amp; Date, <text:s/>int Mo, int Dy, int Yr);</text:p>
      <text:p text:style-name="P3"><text:s text:c="4"/>void SetDate(tDate* pDate, int Mo, int Dy, int Yr);</text:p>
      <text:p text:style-name="P3"><text:s text:c="4"/>void NextDay(tDate&amp; Date);</text:p>
      <text:p text:style-name="P3"><text:s text:c="4"/>void Display(tDate&amp; Date);</text:p>
      <text:p text:style-name="P3"><text:s text:c="5"/>. <text:s/>. <text:s/>.</text:p>
      <text:p text:style-name="P1"/>
      <text:p text:style-name="P1">In der Regel werden solche Daten in einem Headerfile beschrieben, das dann auch die Funktionen zur Arbeit mit diesen Daten beinhaltet.</text:p>
      <text:p text:style-name="P1"/>
      <text:p text:style-name="P65">Beim Listmodul gibt es ein Header- und C-File. Dabei beschreibt das Headerfile die Benutzung des Moduls, die eigentliche Funktionalität ist im C-File definiert.</text:p>
      <text:p text:style-name="P65"><text:span text:style-name="T12">Hier für eine Struktur Datum</text:span> :</text:p>
      <text:p text:style-name="Standard"/>
      <table:table table:name="Tabelle1" table:style-name="Tabelle1">
        <table:table-column table:style-name="Tabelle1.A" table:number-columns-repeated="2"/>
        <table:table-row>
          <table:table-cell table:style-name="Tabelle1.A1" office:value-type="string">
            <text:p text:style-name="P74">C</text:p>
          </table:table-cell>
          <table:table-cell table:style-name="Tabelle1.B1" office:value-type="string">
            <text:p text:style-name="P74">CPP</text:p>
          </table:table-cell>
        </table:table-row>
        <table:table-row>
          <table:table-cell table:style-name="Tabelle1.A2" office:value-type="string">
            <text:p text:style-name="P75">#include &lt;stdlib.h&gt;</text:p>
            <text:p text:style-name="P75">#include &lt;stdio.h&gt;</text:p>
            <text:p text:style-name="P75"/>
            <text:p text:style-name="P75">struct DATE</text:p>
            <text:p text:style-name="P75">{</text:p>
            <text:p text:style-name="P75"><text:s text:c="2"/>int mDay,mMon,mYea;</text:p>
            <text:p text:style-name="P75">};</text:p>
            <text:p text:style-name="P76">void setDate(int d,int m, int y, struct DATE* t);</text:p>
            <text:p text:style-name="P76">void display(struct DATE* t)</text:p>
            <text:p text:style-name="P76">-----------------------------------------------</text:p>
            <text:p text:style-name="P75">void setDate(int d,int m, int y, struct DATE* t)</text:p>
            <text:p text:style-name="P75">{</text:p>
            <text:p text:style-name="P75"><text:s text:c="2"/>t-&gt;mDay=d;</text:p>
            <text:p text:style-name="P75"><text:s text:c="2"/>t-&gt;mMon=m;</text:p>
            <text:p text:style-name="P75"><text:s text:c="2"/>t-&gt;mYea=y;</text:p>
            <text:p text:style-name="P75">}</text:p>
            <text:p text:style-name="P75"/>
            <text:p text:style-name="P75">void display(struct DATE* t)</text:p>
            <text:p text:style-name="P75">{</text:p>
            <text:p text:style-name="P75"><text:s text:c="2"/>printf("%d.%d.%d",t-&gt;mDay,t-&gt;mMon,t-&gt;mYea);</text:p>
            <text:p text:style-name="P75">}</text:p>
            <text:p text:style-name="P75"/>
            <text:p text:style-name="P75">int main()</text:p>
            <text:p text:style-name="P75">{</text:p>
            <text:p text:style-name="P75"><text:s text:c="2"/>struct DATE d={1,4,1993};</text:p>
            <text:p text:style-name="P75"><text:s text:c="2"/>display(&amp;d);</text:p>
            <text:p text:style-name="P75"><text:s text:c="2"/>puts("");</text:p>
            <text:p text:style-name="P75"><text:s text:c="2"/>return 0;</text:p>
            <text:p text:style-name="P75">}</text:p>
            <text:p text:style-name="P75"/>
          </table:table-cell>
          <table:table-cell table:style-name="Tabelle1.B2" office:value-type="string">
            <text:p text:style-name="P75">#include &lt;iostream&gt;</text:p>
            <text:p text:style-name="P75">using namespace std;</text:p>
            <text:p text:style-name="P75"/>
            <text:p text:style-name="P75">struct DATE</text:p>
            <text:p text:style-name="P75">{</text:p>
            <text:p text:style-name="P75"><text:s text:c="2"/>int mDay,mMon,mYea;</text:p>
            <text:p text:style-name="P76"><text:s text:c="2"/>void setDate(int d,int m, int y);</text:p>
            <text:p text:style-name="P75"><text:s text:c="2"/>void display();</text:p>
            <text:p text:style-name="P75">};</text:p>
            <text:p text:style-name="P75">-------------------------------------------</text:p>
            <text:p text:style-name="P76">void <text:span text:style-name="T12">DATE::</text:span>setDate(int d,int m, int y)</text:p>
            <text:p text:style-name="P76">{</text:p>
            <text:p text:style-name="P76"><text:s text:c="2"/>mDay=d;</text:p>
            <text:p text:style-name="P76"><text:s text:c="2"/>mMon=m;</text:p>
            <text:p text:style-name="P76"><text:s text:c="2"/>mYea=y;</text:p>
            <text:p text:style-name="P76">}</text:p>
            <text:p text:style-name="P76">void <text:span text:style-name="T12">DATE::</text:span>display()</text:p>
            <text:p text:style-name="P76">{</text:p>
            <text:p text:style-name="P76"><text:s text:c="2"/>cout&lt;&lt;mDay&lt;&lt;'.'&lt;&lt;mMon&lt;&lt;'.'&lt;&lt;mYea;</text:p>
            <text:p text:style-name="P76">}</text:p>
            <text:p text:style-name="P75">int main()</text:p>
            <text:p text:style-name="P75">{</text:p>
            <text:p text:style-name="P75"><text:s text:c="2"/>DATE d={1,4,1993};</text:p>
            <text:p text:style-name="P75"><text:s text:c="2"/>d.display();</text:p>
            <text:p text:style-name="P75"><text:s text:c="2"/>cout&lt;&lt;endl;</text:p>
            <text:p text:style-name="P75"><text:s text:c="2"/>return 0;</text:p>
            <text:p text:style-name="P75">}</text:p>
          </table:table-cell>
        </table:table-row>
      </table:table>
      <text:p text:style-name="P3"/>
      <text:p text:style-name="Standard"><text:soft-page-break/></text:p>
      <text:list xml:id="list7060947663802325875" text:style-name="L2">
        <text:list-item>
          <text:p text:style-name="P14"/>
        </text:list-item>
        <text:list-item>
          <text:p text:style-name="P66"><text:span text:style-name="T11">Durch Aufnahme der Funktionen in die Struktur entsteht ein Verbund von Daten und Methoden um mit den Daten zu arbeiten</text:span></text:p>
        </text:list-item>
        <text:list-item>
          <text:p text:style-name="P14">Genau das wird aber in C++ gemacht, allerdings sind damit weitere Konsequenzen verbunden, auf die im weiteren eingegangen werden soll.</text:p>
          <text:p text:style-name="P14"/>
        </text:list-item>
      </text:list>
      <text:p text:style-name="P3"/>
      <text:p text:style-name="Standard"/>
      <text:list xml:id="list248896561405533474" text:style-name="L3">
        <text:list-item>
          <text:p text:style-name="P15">Einen solchen Verbund nennt man auch Klasse</text:p>
        </text:list-item>
        <text:list-item>
          <text:p text:style-name="P15">Syntax:</text:p>
        </text:list-item>
      </text:list>
      <text:p text:style-name="P1"><text:s text:c="4"/><text:span text:style-name="T1">Klassenschlüssel Klassenname [&lt;:Basisliste&gt;] [{ &lt;Elementliste&gt; }]</text:span></text:p>
      <text:list xml:id="list3585418617260587535" text:style-name="L4">
        <text:list-item>
          <text:p text:style-name="P16">Eine Klasse definiert einen neuen Datentyp.</text:p>
        </text:list-item>
        <text:list-item>
          <text:p text:style-name="P16">In C++ kann bei Bezugnahme auf einen Klassentyp der classkey weggelassen werden.</text:p>
        </text:list-item>
        <text:list-item>
          <text:p text:style-name="P16">Objekte einer Klasse werden auch Instanzen oder Inkarnationen der Klasse, der Vorgang der Erzeugung einer Instanz Instanzierung genannt.</text:p>
        </text:list-item>
        <text:list-item>
          <text:p text:style-name="P16">Eine Klasse enthält Datenbereichs- und Datenbeschreibungsinformationen und Operationen, die mit diesen Daten operieren</text:p>
        </text:list-item>
        <text:list-item>
          <text:p text:style-name="P16">Daten werden Memberdaten und Funktionen Memberfunktionen genannt</text:p>
        </text:list-item>
        <text:list-item>
          <text:p text:style-name="P16">über Konstruktoren werden die Daten initialisiert</text:p>
        </text:list-item>
        <text:list-item>
          <text:p text:style-name="P16">es können beliebig viele Objekte (Instanzen, Inkarnationen) einer Klasse erzeugt werden</text:p>
        </text:list-item>
        <text:list-item>
          <text:p text:style-name="P16">Member können bezüglich ihrer Bekanntheit public, private oder protected sein</text:p>
        </text:list-item>
        <text:list-item>
          <text:p text:style-name="P16">Memberfunktionen, die den Klassennamen zum Funktionsnamen haben sind Konstruktoren</text:p>
        </text:list-item>
        <text:list-item>
          <text:p text:style-name="P16">die Speicherklassen auto, extern und register sind für Memberdaten nicht erlaubt</text:p>
        </text:list-item>
      </text:list>
      <text:p text:style-name="Standard"/>
      <text:p text:style-name="P1">Bsp:</text:p>
      <text:p text:style-name="P3"/>
      <text:p text:style-name="P3">//****************************************************************</text:p>
      <text:p text:style-name="P3">// <text:s/>Deklaration einer Klasse</text:p>
      <text:p text:style-name="P3">#include &lt;iostream&gt;</text:p>
      <text:p text:style-name="P3">#include &lt;iomanip&gt;</text:p>
      <text:p text:style-name="P3">#include &lt;ctime&gt;</text:p>
      <text:p text:style-name="P3">using namespace std;</text:p>
      <text:p text:style-name="P3">#include "date.h"</text:p>
      <text:p text:style-name="P3"/>
      <text:p text:style-name="P70">class date</text:p>
      <text:p text:style-name="P70">{</text:p>
      <text:p text:style-name="P70"><text:s text:c="2"/>private:</text:p>
      <text:p text:style-name="P70"><text:s text:c="3"/>int Day;</text:p>
      <text:p text:style-name="P70"><text:s text:c="3"/>int Month;</text:p>
      <text:p text:style-name="P70"><text:s text:c="3"/>int Year;</text:p>
      <text:p text:style-name="P70"><text:s text:c="2"/>public:</text:p>
      <text:p text:style-name="P70"><text:s text:c="3"/>// Constructor</text:p>
      <text:p text:style-name="P70"><text:s text:c="3"/>date(int d, int m, int y);</text:p>
      <text:p text:style-name="P70"><text:s text:c="3"/>date();</text:p>
      <text:p text:style-name="P70"><text:soft-page-break/><text:s text:c="3"/>// Methoden</text:p>
      <text:p text:style-name="P70"><text:s text:c="3"/>void setDate(int d, int m, int y);</text:p>
      <text:p text:style-name="P70"><text:s text:c="3"/>int getDay <text:s/>(){return this-&gt;Day;}</text:p>
      <text:p text:style-name="P70"><text:s text:c="3"/>int getMonth(){return this-&gt;Month;}</text:p>
      <text:p text:style-name="P70"><text:s text:c="3"/>int getYear (){return this-&gt;Year;}</text:p>
      <text:p text:style-name="P70"><text:s text:c="3"/>void display()const;</text:p>
      <text:p text:style-name="P70">};</text:p>
      <text:p text:style-name="P3"/>
      <text:p text:style-name="P3">void date::display()const</text:p>
      <text:p text:style-name="P3">{</text:p>
      <text:p text:style-name="P3"><text:s text:c="2"/>cout&lt;&lt;setw(2)&lt;&lt;setfill('0')&lt;&lt;this-&gt;Day&lt;&lt;'.'</text:p>
      <text:p text:style-name="P3"><text:s text:c="6"/>&lt;&lt;setw(2)&lt;&lt;setfill('0')&lt;&lt;this-&gt;Month&lt;&lt;'.'</text:p>
      <text:p text:style-name="P3"><text:s text:c="6"/>&lt;&lt;this-&gt;Year;</text:p>
      <text:p text:style-name="P3">}</text:p>
      <text:p text:style-name="P3"/>
      <text:p text:style-name="P3">void date::setDate(int Day, int Month, int Year)</text:p>
      <text:p text:style-name="P3">{</text:p>
      <text:p text:style-name="P3"><text:s text:c="2"/>int DaysPerMonth[]=</text:p>
      <text:p text:style-name="P3"><text:s text:c="6"/>{0,31,28,31,30,31,30,31,31,30,31,30,31};</text:p>
      <text:p text:style-name="P3"><text:s text:c="2"/>this-&gt;Year=max(1900,Year);</text:p>
      <text:p text:style-name="P3"><text:s text:c="2"/>this-&gt;Year=min(2099,this-&gt;Year);</text:p>
      <text:p text:style-name="P3"><text:s text:c="2"/>this-&gt;Month=max(1,Month);</text:p>
      <text:p text:style-name="P3"><text:s text:c="2"/>this-&gt;Month=min(12,this-&gt;Month);</text:p>
      <text:p text:style-name="P3"><text:s text:c="2"/>if(this-&gt;Month==2 &amp;&amp; this-&gt;Year%4==0)DaysPerMonth[2]=29;</text:p>
      <text:p text:style-name="P3"><text:s text:c="2"/>this-&gt;Day=max(1,Day);</text:p>
      <text:p text:style-name="P3"><text:s text:c="2"/>this-&gt;Day=min(DaysPerMonth[this-&gt;Month],this-&gt;Day);</text:p>
      <text:p text:style-name="P3">}</text:p>
      <text:p text:style-name="P3"/>
      <text:p text:style-name="P3">date::date()</text:p>
      <text:p text:style-name="P3">{</text:p>
      <text:p text:style-name="P3"><text:s text:c="2"/>time_t mytime = time (NULL);</text:p>
      <text:p text:style-name="P3"><text:s text:c="2"/>struct tm * timeinfo;</text:p>
      <text:p text:style-name="P3"><text:s text:c="2"/>timeinfo = localtime ( &amp;mytime );</text:p>
      <text:p text:style-name="P3"><text:s text:c="2"/>Day <text:s/>=timeinfo-&gt;tm_mday; </text:p>
      <text:p text:style-name="P3"><text:s text:c="2"/>Month=timeinfo-&gt;tm_mon+1; </text:p>
      <text:p text:style-name="P3"><text:s text:c="2"/>Year =timeinfo-&gt;tm_year+1900;</text:p>
      <text:p text:style-name="P3">}</text:p>
      <text:p text:style-name="P3"/>
      <text:p text:style-name="P3">/*</text:p>
      <text:p text:style-name="P3">// Constructor</text:p>
      <text:p text:style-name="P3">date::date()</text:p>
      <text:p text:style-name="P3">{Day=0; Month=0; Year=0;}</text:p>
      <text:p text:style-name="P3">*/</text:p>
      <text:p text:style-name="P3">date::date(int d, int m, int y)</text:p>
      <text:p text:style-name="P3">{</text:p>
      <text:p text:style-name="P3"><text:s text:c="2"/>int DaysPerMonth[]=</text:p>
      <text:p text:style-name="P3"><text:s text:c="6"/>{0,31,28,31,30,31,30,31,31,30,31,30,31};</text:p>
      <text:p text:style-name="P3"><text:s text:c="2"/>Year=max(1900,y);</text:p>
      <text:p text:style-name="P3"><text:s text:c="2"/>Year=min(2099,Year);</text:p>
      <text:p text:style-name="P3"><text:soft-page-break/><text:s text:c="2"/>Month=max(1,m);</text:p>
      <text:p text:style-name="P3"><text:s text:c="2"/>Month=min(12,Month);</text:p>
      <text:p text:style-name="P3"><text:s text:c="2"/>if(Month==2 &amp;&amp; Year%4==0)DaysPerMonth[2]=29;</text:p>
      <text:p text:style-name="P3"><text:s text:c="2"/>Day=max(1,d);</text:p>
      <text:p text:style-name="P3"><text:s text:c="2"/>Day=min(DaysPerMonth[Month],Day);</text:p>
      <text:p text:style-name="P3">}</text:p>
      <text:p text:style-name="P3">// Ende der Klassenvereinbarung</text:p>
      <text:p text:style-name="P3">//*************************************************************</text:p>
      <text:p text:style-name="P3">// <text:s/>Programm, das diese Klasse verwendet</text:p>
      <text:p text:style-name="P3">void main()</text:p>
      <text:p text:style-name="P3">{</text:p>
      <text:p text:style-name="P3"><text:s text:c="2"/>Date myDate <text:s/>(3,12,1985); <text:s text:c="3"/>// Instanz der Klasse Date</text:p>
      <text:p text:style-name="P3"><text:s text:c="2"/>Date yourDate(23,259,1966); <text:s/>// Weitere Instanz der Klasse Date</text:p>
      <text:p text:style-name="P3"><text:s text:c="2"/>myDate.display(); <text:s text:c="6"/>// Aufruf der Funktion display für myDate</text:p>
      <text:p text:style-name="P3"><text:s text:c="2"/>cout &lt;&lt; '\n';</text:p>
      <text:p text:style-name="P3"><text:s text:c="2"/>yourDate.display(); // <text:s/>Aufruf der Funktion display für yourDate</text:p>
      <text:p text:style-name="P3"><text:s text:c="2"/>cout &lt;&lt; '\n';</text:p>
      <text:p text:style-name="P3">}</text:p>
      <text:p text:style-name="P3"/>
      <text:list xml:id="list7009353287008204803" text:style-name="L5">
        <text:list-item>
          <text:p text:style-name="P17">Zur Verwendung der öffentlichen Komponeneten einer Klasse außerhalb des Gültigkeitsbereiches der <text:s/>Klassenelemente kommen Auswahloperatoren <text:s/>'.' und '-&gt;' zur Anwendung.</text:p>
          <text:p text:style-name="P17"/>
        </text:list-item>
      </text:list>
      <text:p text:style-name="P2">Sichtbarkeit von Classmembers(visibility)</text:p>
      <text:p text:style-name="P1"/>
      <text:list xml:id="list594307444977569572" text:style-name="L6">
        <text:list-item>
          <text:p text:style-name="P18">die Zugriffsmodifikatoren private und public stellen den privaten und öffentlichen Modus ein, dieser Modus gilt bis zur neuen Einstellung oder bis zum Ende der Klassendefinition,</text:p>
          <text:list>
            <text:list-item>
              <text:p text:style-name="P18">wurde eine Klassendefinition mit class eingeleitet, so ist standartmäßig private,</text:p>
            </text:list-item>
            <text:list-item>
              <text:p text:style-name="P18">wurde eine Klassendefinition mit struct eingeleitet, so ist standardmäßg public eingestellt,</text:p>
            </text:list-item>
          </text:list>
        </text:list-item>
      </text:list>
      <text:list xml:id="list5267442206928635056" text:style-name="L7">
        <text:list-item>
          <text:p text:style-name="P19">private-members können nur von Memberfunktionen (oder Memberfunktionen befreundeter Kassen) benutzt werden</text:p>
        </text:list-item>
        <text:list-item>
          <text:p text:style-name="P19">public-Daten können wie die Elemente eines struct im Sinne von C im Programmodul benutzt werden</text:p>
        </text:list-item>
        <text:list-item>
          <text:p text:style-name="P19">üblicherweise werden private und public Daten gruppiert</text:p>
        </text:list-item>
        <text:list-item>
          <text:p text:style-name="P19">Klassenklarationen können weitere Klassendeklarationen <text:s/>enthalten, wobei ein echtes Lokalitätsprinzip verwirklicht wird, einschließlich geschachtelter Namensräume</text:p>
        </text:list-item>
      </text:list>
      <text:p text:style-name="P1"/>
      <text:p text:style-name="P2">Memberfunktionen</text:p>
      <text:p text:style-name="Standard"/>
      <text:list xml:id="list7153478597441027085" text:style-name="L8">
        <text:list-item>
          <text:p text:style-name="P20">Der Prototyp einer Memberfunktion steht in einer Klassendeklaration.</text:p>
        </text:list-item>
        <text:list-item>
          <text:p text:style-name="P20">Die Memberfunktion kann vollständig in der Klassendeklaration definiert werden, dann erhält sie den Status einer Inlinefunktion</text:p>
        </text:list-item>
        <text:list-item>
          <text:p text:style-name="P20">Eine Memberfunktion kann aber auch außerhalb der Klassenvereinbarung definiert werden, dann besteht der Funktionsname aus &lt;Klassenname&gt; :: &lt;Funktionsname&gt;</text:p>
        </text:list-item>
        <text:list-item>
          <text:p text:style-name="P20"><text:soft-page-break/>Der Operator :: heißt <text:s text:c="3"/>scopeOperator (Gültigkeitsbereichs- /Zugriffs- /Klassenbezugsoperator), er realisiert eine Zuordnung des Funktionsnamens zur Klasse in der sie deklariert ist. Es können in einem Modul Funktionen mit gleichem Namen zu unterschiedlichen Klassen vereinbart werden. Zum zweiten wird der Namensraum der entsprechenden Klasse eröffnet.</text:p>
        </text:list-item>
        <text:list-item>
          <text:p text:style-name="P20">Die Funktionsdefinition Klassenname :: Funktionsname bedeutet, daß der Funktionsname nur in Verbindung mit mit einem Objekt der Klasse Klassenname gültig ist.</text:p>
        </text:list-item>
        <text:list-item>
          <text:p text:style-name="P20">Memberfunktionen können überladen werden, solange über die Parameter eine eindeutige Zuordnung getroffen werden kann.</text:p>
        </text:list-item>
        <text:list-item>
          <text:p text:style-name="P20">In den Memberfunktionen wird auf die Daten eines Objektes der zugörigen Klasse zugegriffen, es erfolgt keine Selektierung, wie bei einem struct-Objekt, das nur Daten enthält, die Selektierung geschieht beim Aufruf der Memberfunktion.</text:p>
        </text:list-item>
        <text:list-item>
          <text:p text:style-name="P20">Memberfunktionen können nur in Verbindung mit dem scope-Operator Funktionspointern zugewiesen werden.</text:p>
        </text:list-item>
      </text:list>
      <text:p text:style-name="P1"/>
      <text:p text:style-name="Standard"><text:s text:c="4"/>Date <text:s/>myDate(2,12,1958);</text:p>
      <text:p text:style-name="Standard"><text:s text:c="4"/>Date *PtDate = &amp;myDate;</text:p>
      <text:p text:style-name="Standard"><text:s text:c="4"/>Date &amp;RefDate = myDate;</text:p>
      <text:p text:style-name="Standard"/>
      <text:p text:style-name="Standard"><text:s text:c="4"/>PtDate -&gt; display(); <text:s text:c="14"/>// Aufruf über Pointer</text:p>
      <text:p text:style-name="Standard"><text:s text:c="4"/>myDate.display(); <text:s text:c="17"/>// Aufruf über Selektierung</text:p>
      <text:p text:style-name="Standard"><text:s text:c="4"/>RefDate.display(); <text:s text:c="16"/>// Aufruf über Referenz</text:p>
      <text:p text:style-name="Standard"/>
      <text:list xml:id="list2181138765422950745" text:style-name="L9">
        <text:list-item>
          <text:p text:style-name="P21">Memberfunktionen werden von anderen Memberfunktionen über ihren Namen aufgerufen, sofern sie zur gleichen Kasse gehören.</text:p>
        </text:list-item>
        <text:list-item>
          <text:p text:style-name="P21">Ist eine Memberfunktion in der Klassendeklaration vollständig definiert, so wird sie automatisch als inline-Funktion interpretiert, das Semikoleon ist optional.</text:p>
        </text:list-item>
        <text:list-item>
          <text:p text:style-name="P21">Klassen können auch innerhalb von Funktionen deklariert werden. Enthält eine solche Klassendeklaration in ihr definierte Memberfunktionen, so ergeben sich eingeschachtelte Funktionen, die in den meisten C- / C++ -kompilern nicht definiert sind.</text:p>
        </text:list-item>
        <text:list-item>
          <text:p text:style-name="P21">Memberfunktionen kann man funktional in Verwaltungsfunktionen, Implementierungsfunktionen, Hilfsfunktionen und Zugriffsfunktionen einteilen.</text:p>
        </text:list-item>
      </text:list>
      <text:p text:style-name="P1"/>
      <text:list xml:id="list5740416801065861994" text:style-name="L10">
        <text:list-item>
          <text:p text:style-name="P67">Gültigkeitsbereiche (Bezugsrahmen) in Memberfunktionen /Lipp s.198/</text:p>
          <text:list>
            <text:list-item>
              <text:p text:style-name="P67">lokaler Block, in dem der Bezeichner verwendet wird</text:p>
            </text:list-item>
            <text:list-item>
              <text:p text:style-name="P67">umfassende Blöcke innerhalb der Funktion, in der der Bezeichner verwendet wird</text:p>
            </text:list-item>
            <text:list-item>
              <text:p text:style-name="P67">Klasse, in der die Funktion als Memberfunktion deklarert worden ist</text:p>
            </text:list-item>
            <text:list-item>
              <text:p text:style-name="P67">Quelldatei (Filescope)</text:p>
            </text:list-item>
            <text:list-item>
              <text:p text:style-name="P67">wird ein Bezeichner in eienm eingeschlossenen Gültigkeitsbereich erneut deklariert, so verdeckt diese Deklaration die ursprüngliche Deklaration.</text:p>
            </text:list-item>
          </text:list>
        </text:list-item>
      </text:list>
      <text:p text:style-name="P6">Konstruktoren</text:p>
      <text:p text:style-name="P1"/>
      <text:list xml:id="list1347514506092059312" text:style-name="L11">
        <text:list-item>
          <text:p text:style-name="P22">Ein Konstruktor ist eine Initialisierungsfunktion, die immer, wenn ein neues Objekt einer Klasse erzeugt wird, automatisch aufgerufen wird.</text:p>
        </text:list-item>
        <text:list-item>
          <text:p text:style-name="P22">Fehler durch undefinierte Daten können dadurch vermieden werden.</text:p>
        </text:list-item>
        <text:list-item>
          <text:p text:style-name="P22">Konstruktoren sind Memberfunktionen, die als Funktionsnamen den Klassennamen tragen.</text:p>
        </text:list-item>
        <text:list-item>
          <text:p text:style-name="P22">Konstruktoren haben keinen Rückgabewert ( auch nicht void als Rückgabetyp ). Demzufolge müssen andere Mechanismen für die Signalisierung von Fehlern und Ausnahmen zum Tragen kommen</text:p>
        </text:list-item>
        <text:list-item>
          <text:p text:style-name="P22">Konstruktoren können überladen werden, wenn die einzelnen Konstruktoren unterschiedliche Parameter haben, die Parameter eines Konstruktors sind die Initialierungsparameter der Klasse.</text:p>
        </text:list-item>
        <text:list-item>
          <text:p text:style-name="P22">Konstruktoren können können auch default-Parameter haben, jedoch ist darauf zu achten, da<text:span text:style-name="T8">ss</text:span> keine Mehrdeutigkeiten entstehen, insbesondere in Verbindung mit impliziten Konvertierungen.</text:p>
        </text:list-item>
        <text:list-item>
          <text:p text:style-name="P22">existiert kein Konstuktor, so erzeugt der Kompiler einen defaultconstructor, der keinen Parameter hat existiert mindestens ein Konstruktor, wird kein defaultconstructor erzeugt.</text:p>
        </text:list-item>
        <text:list-item>
          <text:p text:style-name="P22">die Parameter einer Instanzierung einer Klasse sind die Parameter des entsprechenden Konstruktors.</text:p>
        </text:list-item>
      </text:list>
      <text:p text:style-name="P1"/>
      <text:list xml:id="list703668012427804163" text:style-name="L12">
        <text:list-item>
          <text:p text:style-name="P69">Date myDate(3,12,1985);</text:p>
        </text:list-item>
      </text:list>
      <text:p text:style-name="P1"><text:s text:c="4"/>bewirkt den Aufruf des Konstruktors Date :: Date mit den Parametern 3,12,1958.</text:p>
      <text:p text:style-name="P1"/>
      <text:list xml:id="list9121640260691884859" text:style-name="L13">
        <text:list-item>
          <text:p text:style-name="P23">es ist üblich, eine Klasse mit einem Copyconstuktor und einem überladenen Zuweisungsoperator auszustatten; ein Copyconstructor ist ein Konstruktor, der als Parameter eine Referenz auf ein Objekt der gleichen <text:s/>Klasse übernimmt; übernähme er ein Objekt selbst, müsste ein Kopie angelegt werden, wobei der Konstruktor aufgerufen würde, das Ergebnis wäre eine Endlosrekursion</text:p>
        </text:list-item>
        <text:list-item>
          <text:p text:style-name="P23">existiert kein Copyconstructor, so wird bei der Instanzierung kein Konstruktor aufgerufen, sondern <text:s/>es erfolgt ein elementweises Kopieren, was nicht immer sinnvoll ist, zB. wenn die Klasse Pointer auf private Daten enthält.</text:p>
        </text:list-item>
      </text:list>
      <text:p text:style-name="P1"/>
      <text:p text:style-name="P2">Destruktoren</text:p>
      <text:p text:style-name="P1"/>
      <text:list xml:id="list5519913512973217787" text:style-name="L14">
        <text:list-item>
          <text:p text:style-name="P24">Destruktoren sind das Gegenstück zu Konstruktoren, sie werden automatisch am Ende der Lebenszeit einer Instanz einer Klasse aufgerufen.</text:p>
        </text:list-item>
        <text:list-item>
          <text:p text:style-name="P24">Destruktoren haben keine Parameter und keinen Rückgabewert, die Angabe eines Typs eines Funktionswerts entfällt (auch nicht void).</text:p>
        </text:list-item>
        <text:list-item>
          <text:p text:style-name="P24">Der Name des Destruktors besteht aus dem Zeichen '~' gefolgt von dem Klassennamen.</text:p>
        </text:list-item>
        <text:list-item>
          <text:p text:style-name="P24">existiert kein Destruktor, so wird vom Kompiler ein defaultdestructor erzeugt.</text:p>
        </text:list-item>
        <text:list-item>
          <text:p text:style-name="P24">Aufgabe eines Destruktors ist, ein Objekt zu bereinigen, in der Regel dynamischenSpeicher zurückzugeben.</text:p>
        </text:list-item>
      </text:list>
      <text:p text:style-name="P1"/>
      <text:p text:style-name="P6">Erzeugen und Vernichten von Instanzen</text:p>
      <text:p text:style-name="P1"/>
      <text:list xml:id="list8587267535393598038" text:style-name="L15">
        <text:list-item>
          <text:p text:style-name="P25">vereinbarte Instanzen haben eine Lebensdauer entsprechend den Gültigkeitsbereichen ihrer Vereinbarung</text:p>
        </text:list-item>
        <text:list-item>
          <text:p text:style-name="P25">erzeugte Instanzen leben bis zu ihrer Vernichtung oder bis zum Programmende</text:p>
        </text:list-item>
      </text:list>
      <text:p text:style-name="P1"/>
      <text:p text:style-name="P1">Bsp:</text:p>
      <text:p text:style-name="P1"/>
      <text:p text:style-name="P4">#include &lt;iostream.h&gt;</text:p>
      <text:p text:style-name="P4">#include &lt;string.h&gt;</text:p>
      <text:p text:style-name="P4"/>
      <text:p text:style-name="P4">class demo</text:p>
      <text:p text:style-name="P4">{</text:p>
      <text:p text:style-name="P4"><text:s text:c="2"/>public: demo (const char* nm);</text:p>
      <text:p text:style-name="P4"><text:s text:c="8"/>~ demo ();</text:p>
      <text:p text:style-name="P4"><text:s text:c="2"/>private: char name [20];</text:p>
      <text:p text:style-name="P4">}</text:p>
      <text:p text:style-name="P4"/>
      <text:p text:style-name="P4">// Konstructor</text:p>
      <text:p text:style-name="P4">demo :: demo (const char *nm)</text:p>
      <text:p text:style-name="P4">{</text:p>
      <text:p text:style-name="P4"><text:s text:c="2"/>strncpy (name, nm, 20);</text:p>
      <text:p text:style-name="P4"><text:s text:c="2"/>cout &lt;&lt; '\n' &lt;&lt; "Constructor - called for " &lt;&lt; name ;</text:p>
      <text:p text:style-name="P4">}</text:p>
      <text:p text:style-name="P4">// Destructor</text:p>
      <text:p text:style-name="P4">demo :: ~ demo()</text:p>
      <text:p text:style-name="P4">{</text:p>
      <text:p text:style-name="P4"><text:s text:c="2"/>cout &lt;&lt; '\n' &lt;&lt; "Destructor <text:s text:c="2"/>- called for " &lt;&lt; name ;</text:p>
      <text:p text:style-name="P4">}</text:p>
      <text:p text:style-name="P4">// lokale Funktion</text:p>
      <text:p text:style-name="P4">void func()</text:p>
      <text:p text:style-name="P4">{</text:p>
      <text:p text:style-name="P4"><text:s text:c="2"/>demo LocalObjekt ("LocalFuncObjekt"); <text:s text:c="9"/>// lokales Objekt</text:p>
      <text:p text:style-name="P4"><text:s text:c="2"/>static demo <text:s/>StaticObjekt(" StaticFuncObject");// statisches Objekt</text:p>
      <text:p text:style-name="P4"><text:s/></text:p>
      <text:p text:style-name="P4"><text:s text:c="5"/>cout &lt;&lt; "\nletzte Anweisung in func";</text:p>
      <text:p text:style-name="P4">}</text:p>
      <text:p text:style-name="P4">// Vereinbarung eines globalen Objektes</text:p>
      <text:p text:style-name="P4">demo GlobalObject("GlobalObject");</text:p>
      <text:p text:style-name="P4"/>
      <text:p text:style-name="P4">// Hauptprogramm</text:p>
      <text:p text:style-name="P4">void main()</text:p>
      <text:p text:style-name="P4">{</text:p>
      <text:p text:style-name="P4"><text:s text:c="4"/>demo LocalMainObject("LocalMainObject"); <text:s text:c="8"/>// <text:s/>lokales Objekt</text:p>
      <text:p text:style-name="P4"/>
      <text:p text:style-name="P4"><text:s text:c="4"/>cout &lt;&lt; "\nIn main vor 1. Aufruf von func";</text:p>
      <text:p text:style-name="P4"><text:s text:c="4"/>func();</text:p>
      <text:p text:style-name="P4"><text:s text:c="4"/>cout &lt;&lt; "\nIn main vor 2. Aufruf von func";</text:p>
      <text:p text:style-name="P4"><text:s text:c="4"/>func();</text:p>
      <text:p text:style-name="P4"><text:s text:c="4"/>cout &lt;&lt; "\nIn main Ende";</text:p>
      <text:p text:style-name="P4">}</text:p>
      <text:p text:style-name="P4"/>
      <text:list xml:id="list7550125776328609377" text:style-name="L16">
        <text:list-item>
          <text:p text:style-name="P26">Lokale Objekte leben von ihrer Ver<text:span text:style-name="T9">e</text:span>inbarung bis zum Ende des Blocks, in dem sie vereinbart wurden.</text:p>
        </text:list-item>
        <text:list-item>
          <text:p text:style-name="P26">Globale Objekte leben bis zum Programmende.</text:p>
        </text:list-item>
        <text:list-item>
          <text:p text:style-name="P26"><text:soft-page-break/>Statische Objekte leben ab dem Eintritt in die Funktion, die die Vereinbarung enthält bis zum Programmende.</text:p>
        </text:list-item>
        <text:list-item>
          <text:p text:style-name="P26">Für statische Objekte ist zu beachten, d<text:span text:style-name="T9">ass</text:span> die Standardfunktion exit die Destruktoren der statischen Objekte aufruft, die Standardfunktion abort nicht. Enthält ein Destruktor eines statischen Objektes selbst exit, so kann es zu einer unerwünschten Rekursion kommen.</text:p>
        </text:list-item>
      </text:list>
      <text:p text:style-name="P1"/>
      <text:p text:style-name="P1">Folgende Ausschriften werden produziert</text:p>
      <text:p text:style-name="P3"/>
      <text:p text:style-name="P3">Constructor - called for GlobalObjekt</text:p>
      <text:p text:style-name="P3">Constructor - called for LocalMainObjekt</text:p>
      <text:p text:style-name="P3">In main vor 1. Aufruf von func</text:p>
      <text:p text:style-name="P3">Constructor - called for LokalFuncObjekt</text:p>
      <text:p text:style-name="P3">Constructor - called for StaticFuncObjekt</text:p>
      <text:p text:style-name="P3">letzte Anweisung in func</text:p>
      <text:p text:style-name="P3"/>
      <text:p text:style-name="P3">Destructor <text:s text:c="2"/>- called for LocalFuncObject</text:p>
      <text:p text:style-name="P3">In main vor 2. Aufruf von func</text:p>
      <text:p text:style-name="P3">Constructor - called for LokalFuncObjekt</text:p>
      <text:p text:style-name="P3">letzte Anweisung in func</text:p>
      <text:p text:style-name="P3">Destructor <text:s text:c="2"/>- called for LocalFuncObject</text:p>
      <text:p text:style-name="P3">In main Ende</text:p>
      <text:p text:style-name="P3">Destructor <text:s text:c="2"/>- called for LocalMainObject</text:p>
      <text:p text:style-name="P3">Destructor <text:s text:c="2"/>- called for GlobalObject</text:p>
      <text:p text:style-name="P3">Destructor <text:s text:c="2"/>- called for StaticFuncObject</text:p>
      <text:p text:style-name="P3"/>
      <text:p text:style-name="Standard"/>
      <text:p text:style-name="Standard"><text:s text:c="13"/></text:p>
      <text:p text:style-name="P2">Zugriff auf Member</text:p>
      <text:p text:style-name="P1"/>
      <text:list xml:id="list1667144273233704638" text:style-name="L17">
        <text:list-item>
          <text:p text:style-name="P27">Der Zugang zu public-Membern gestaltet sich, wie bei Strukturen in C über den .-Operator oder den <text:span text:style-name="T10">→</text:span> Operator.</text:p>
        </text:list-item>
        <text:list-item>
          <text:p text:style-name="P27">Der Zugriff auf private Datenfelder ist nur über die Memberfunktionen möglich.</text:p>
        </text:list-item>
        <text:list-item>
          <text:p text:style-name="P27">In den Memberfunktionen wird auf die privaten Daten eines Objektes der zugörigen Klasse zugegriffen, es erfolgt keine Selektierung, wie bei einem struct-Objekt, das nur Daten enthält, die Selektierung geschieht beim Aufruf der Memberfunktion.</text:p>
        </text:list-item>
      </text:list>
      <text:p text:style-name="P1"/>
      <text:p text:style-name="Standard">Bsp.</text:p>
      <text:p text:style-name="Standard"/>
      <text:p text:style-name="P3">class Date</text:p>
      <text:p text:style-name="P3">{</text:p>
      <text:p text:style-name="P3"><text:s text:c="4"/>public: Date(int mo, int dy, int yr);</text:p>
      <text:p text:style-name="P3"><text:s text:c="8"/>int <text:s text:c="4"/>GetMonth ();</text:p>
      <text:p text:style-name="P3"><text:s text:c="8"/>int <text:s text:c="4"/>GetDay();</text:p>
      <text:p text:style-name="P3"><text:s text:c="8"/>int <text:s text:c="4"/>GetYear();</text:p>
      <text:p text:style-name="P3"><text:s text:c="8"/>void <text:s/>SetMonth(int mo);</text:p>
      <text:p text:style-name="P3"><text:s text:c="8"/>void <text:s/>SetDay(int dy);</text:p>
      <text:p text:style-name="P3"><text:s text:c="8"/>void <text:s/>SetYear(int yr);</text:p>
      <text:p text:style-name="P3"><text:soft-page-break/><text:s text:c="14"/>~ Date();</text:p>
      <text:p text:style-name="P3"><text:s text:c="4"/>private:</text:p>
      <text:p text:style-name="P3"><text:s text:c="8"/>int <text:s text:c="4"/>Day, Month,Year;</text:p>
      <text:p text:style-name="P3">};</text:p>
      <text:p text:style-name="P3"/>
      <text:p text:style-name="P3">inline int Date::GetMonth()// Inlinefunktion</text:p>
      <text:p text:style-name="P3">{ return Month; }</text:p>
      <text:p text:style-name="P3"/>
      <text:p text:style-name="P3">inline int Date :: GetDay()</text:p>
      <text:p text:style-name="P3">{ return Day; }</text:p>
      <text:p text:style-name="P3"/>
      <text:p text:style-name="P3">inline int Date :: GetYear()</text:p>
      <text:p text:style-name="P3">{ <text:s/>return Year;}</text:p>
      <text:p text:style-name="P3"/>
      <text:p text:style-name="P3">void Date :: SetMonth(int mo)</text:p>
      <text:p text:style-name="P3">{</text:p>
      <text:p text:style-name="P3"><text:s text:c="4"/>Month = max(1,mo); Month = max(Month,12);</text:p>
      <text:p text:style-name="P3">}</text:p>
      <text:p text:style-name="P3"/>
      <text:p text:style-name="P3">void Date :: SetDay(int dy)</text:p>
      <text:p text:style-name="P3">{</text:p>
      <text:p text:style-name="P3"><text:s text:c="4"/>static int DaysPerMonth[ ]</text:p>
      <text:p text:style-name="P3"><text:s text:c="20"/>={0,31,28,31,30,31,30,31,31,30,31,30,31};</text:p>
      <text:p text:style-name="P3"><text:s text:c="4"/>Day <text:s text:c="5"/>= max (1,dy);</text:p>
      <text:p text:style-name="P3"><text:s text:c="4"/>Day <text:s text:c="5"/>= min <text:s/>(dy,DaysPerMonth[Month]);</text:p>
      <text:p text:style-name="P3">}</text:p>
      <text:p text:style-name="P3"/>
      <text:p text:style-name="P3">void Date :: SetYear(int yr)</text:p>
      <text:p text:style-name="P3">{</text:p>
      <text:p text:style-name="P3"><text:s text:c="4"/>Year <text:s text:c="3"/>= max (1,yr);</text:p>
      <text:p text:style-name="P3">}</text:p>
      <text:p text:style-name="P3"/>
      <text:list xml:id="list5684549041528189270" text:style-name="L18">
        <text:list-item>
          <text:p text:style-name="P28">enthält die Klassenvereinbarung die vollständige Funktionsdefinition, so werden diese Funktionen als Inlinefunktionen automatisch angelegt</text:p>
        </text:list-item>
        <text:list-item>
          <text:p text:style-name="P73">sind Member public deklariert, so ist es möglich, Pointer auf diese Member einzurichten</text:p>
        </text:list-item>
      </text:list>
      <text:p text:style-name="Standard"/>
      <text:p text:style-name="Standard">Bsp.:</text:p>
      <text:p text:style-name="P3">class X</text:p>
      <text:p text:style-name="P3">{</text:p>
      <text:p text:style-name="P3"><text:s text:c="3"/>private: int private_int;</text:p>
      <text:p text:style-name="P3"><text:s text:c="3"/>public : int public_int;</text:p>
      <text:p text:style-name="P3">}x;</text:p>
      <text:p text:style-name="P3"/>
      <text:p text:style-name="P3">int *Pti;</text:p>
      <text:p text:style-name="P3">Pti = &amp;x.private_int; <text:s text:c="7"/>// Error</text:p>
      <text:p text:style-name="P3">Pti = &amp;x.public_int; <text:s text:c="9"/>// ok.</text:p>
      <text:p text:style-name="P3"/>
      <text:list xml:id="list5833412667287859310" text:style-name="L19">
        <text:list-item>
          <text:p text:style-name="P29">Bei dieser Art Zeiger auf Member geht die Eigenschaft, dass der Pointer auf ein Member verweist verloren.</text:p>
        </text:list-item>
        <text:list-item>
          <text:p text:style-name="P29">Die Qualifikation bezüglich einer Klasse bleibt erhalten, in dem der Pointerver<text:span text:style-name="T9">e</text:span>inbarung die Klassenzugehörigkeit mitgeteilt wird.</text:p>
        </text:list-item>
      </text:list>
      <text:p text:style-name="P3"><text:s text:c="3"/></text:p>
      <text:p text:style-name="P3">int<text:tab/>*Pti ; <text:s/>// Pointer auf ein bel. int-Objekt</text:p>
      <text:p text:style-name="P3">int X ::*PtXi ; // Pointer auf ein Int-Objekt der Klasse X</text:p>
      <text:p text:style-name="P1"/>
      <text:list xml:id="list921657152099737576" text:style-name="L20">
        <text:list-item>
          <text:p text:style-name="P30">der Zugriff über einen solchen Pointer erfolgt Klassen- und nicht objektbezogen, der Pointer enthält zunächst lediglich ein Offset</text:p>
        </text:list-item>
        <text:list-item>
          <text:p text:style-name="P30">für den objektbezogenen Zugriff <text:s/>stehen die neuen Operatoren .* und -&gt;* zur Verfügung</text:p>
        </text:list-item>
      </text:list>
      <text:p text:style-name="P1">Bsp.:</text:p>
      <text:p text:style-name="Standard"/>
      <text:p text:style-name="Standard"><text:s/><text:span text:style-name="T1">x .* PtXi = 1;</text:span></text:p>
      <text:p text:style-name="Standard"/>
      <text:list xml:id="list8486159250425796212" text:style-name="L21">
        <text:list-item>
          <text:p text:style-name="P31">der Operator .* entsteht nicht aus der Zusammensetzung der Operatorn . und *</text:p>
        </text:list-item>
      </text:list>
      <text:p text:style-name="P1"/>
      <text:p text:style-name="P1">Bsp.:</text:p>
      <text:p text:style-name="P1">#include &lt;iostream&gt;</text:p>
      <text:p text:style-name="P1"/>
      <text:p text:style-name="P1">using namespace std;</text:p>
      <text:p text:style-name="P1"/>
      <text:p text:style-name="P1">class X</text:p>
      <text:p text:style-name="P1">{</text:p>
      <text:p text:style-name="P1"><text:s text:c="2"/>private:</text:p>
      <text:p text:style-name="P1"><text:s text:c="2"/>int m3;</text:p>
      <text:p text:style-name="P1"><text:s text:c="2"/>int m1;</text:p>
      <text:p text:style-name="P1"><text:s text:c="2"/>int m2;</text:p>
      <text:p text:style-name="P1"><text:s text:c="2"/>public:</text:p>
      <text:p text:style-name="P1"><text:s text:c="2"/>int p1;</text:p>
      <text:p text:style-name="P1"><text:s text:c="2"/>void f();</text:p>
      <text:p text:style-name="P1"><text:s text:c="2"/>void show()</text:p>
      <text:p text:style-name="P1"><text:s text:c="2"/>{</text:p>
      <text:p text:style-name="P1"><text:s text:c="2"/>cout &lt;&lt; "m1:" &lt;&lt; <text:s/>m1 &lt;&lt; endl;</text:p>
      <text:p text:style-name="P1"><text:soft-page-break/><text:s text:c="2"/>cout &lt;&lt; "m2:" &lt;&lt; <text:s/>m2 &lt;&lt; endl;</text:p>
      <text:p text:style-name="P1"><text:s text:c="2"/>cout &lt;&lt; "m3:" &lt;&lt; <text:s/>m3 &lt;&lt; endl;</text:p>
      <text:p text:style-name="P1"><text:s text:c="2"/>}</text:p>
      <text:p text:style-name="P1">};</text:p>
      <text:p text:style-name="P1"/>
      <text:p text:style-name="P1">X x1;</text:p>
      <text:p text:style-name="P1">int X::*pXm;<text:tab/>// Pointer auf int Member in X</text:p>
      <text:p text:style-name="P1">int *px;</text:p>
      <text:p text:style-name="P1">void X::f()</text:p>
      <text:p text:style-name="P1">{</text:p>
      <text:p text:style-name="P1"><text:s text:c="2"/>pXm=&amp; X::m1;<text:tab/>// Pointer mit Klassenbezug</text:p>
      <text:p text:style-name="P1"><text:s text:c="2"/>this-&gt;*pXm=77;// Wertzuweisung</text:p>
      <text:p text:style-name="P1"><text:s text:c="2"/>// increment ist nicht erlaubt !!</text:p>
      <text:p text:style-name="P1"><text:s text:c="2"/>pXm=&amp;X::m2;<text:tab/>// Pointer auf anderes Member setzen</text:p>
      <text:p text:style-name="P1"><text:s text:c="2"/>this-&gt;*pXm=99;// Wertzuweisung</text:p>
      <text:p text:style-name="P1"><text:s text:c="2"/>px=&amp;m1;</text:p>
      <text:p text:style-name="P1"><text:s text:c="2"/>cout &lt;&lt; x1.m1 &lt;&lt; endl;</text:p>
      <text:p text:style-name="P1"><text:s text:c="2"/>cout &lt;&lt; x1.m2 &lt;&lt; endl;</text:p>
      <text:p text:style-name="P1">}</text:p>
      <text:p text:style-name="P1"/>
      <text:p text:style-name="P1"/>
      <text:p text:style-name="P1">int main()</text:p>
      <text:p text:style-name="P1">{</text:p>
      <text:p text:style-name="P1"><text:s text:c="3"/>x1.f();</text:p>
      <text:p text:style-name="P1"><text:s text:c="3"/>// pXm=&amp;x1.m2;<text:tab/>// Geht nicht!!</text:p>
      <text:p text:style-name="P1"><text:s text:c="3"/>// px=&amp;(x1.m1);<text:tab/>// Geht nicht!!</text:p>
      <text:p text:style-name="P1"><text:s text:c="3"/>// px=&amp;(x1.p1);</text:p>
      <text:p text:style-name="P1"><text:s text:c="3"/>*px=123;</text:p>
      <text:p text:style-name="P1"><text:s text:c="3"/>px++;<text:tab/><text:tab/>// ganz furchtbar!!</text:p>
      <text:p text:style-name="P1"><text:s text:c="3"/>*px=456;<text:tab/><text:tab/>// wo das landet, weiss niemand</text:p>
      <text:p text:style-name="P1">// <text:s text:c="2"/>x1.*pXm=111;<text:tab/><text:tab/>// privates mmember veraendern!!</text:p>
      <text:p text:style-name="P1"><text:s text:c="3"/>x1.show();</text:p>
      <text:p text:style-name="P1">}</text:p>
      <text:p text:style-name="P7">#include &lt;stdlib.h&gt;</text:p>
      <text:p text:style-name="P3">#include &lt;math.h&gt;</text:p>
      <text:p text:style-name="P3">#include &lt;iostream.h&gt;</text:p>
      <text:p text:style-name="P3">class Fraction</text:p>
      <text:p text:style-name="P3">{</text:p>
      <text:p text:style-name="P3"><text:s text:c="4"/>public:</text:p>
      <text:p text:style-name="P3"><text:s text:c="4"/>Fraction (){Numerator = 0; Denom = 1;};</text:p>
      <text:p text:style-name="P3"><text:s text:c="4"/>Fraction ( long Num, long Den);</text:p>
      <text:p text:style-name="P3"><text:s text:c="4"/>void Display() const;</text:p>
      <text:p text:style-name="P3"><text:s text:c="4"/>Fraction add (const Fraction &amp; Second) const;</text:p>
      <text:p text:style-name="P3"><text:s text:c="4"/>private:</text:p>
      <text:p text:style-name="P3"><text:s text:c="4"/>static long gcf(long First,long Second);</text:p>
      <text:p text:style-name="P3"><text:s text:c="4"/>long Numerator,</text:p>
      <text:p text:style-name="P3"><text:tab/> Denom;</text:p>
      <text:p text:style-name="P3">};</text:p>
      <text:p text:style-name="P3">Fraction :: Fraction(long Num, long Den)</text:p>
      <text:p text:style-name="P3">{</text:p>
      <text:p text:style-name="P3"><text:s text:c="3"/>if (Den &lt; 0)</text:p>
      <text:p text:style-name="P3"><text:s text:c="3"/>{</text:p>
      <text:p text:style-name="P3"><text:s text:c="6"/>Num = -Num;</text:p>
      <text:p text:style-name="P3"><text:s text:c="6"/>Den = -Den;</text:p>
      <text:p text:style-name="P3"><text:s text:c="3"/>}</text:p>
      <text:p text:style-name="P3"><text:s text:c="3"/>Numerator <text:s text:c="2"/>= Num;</text:p>
      <text:p text:style-name="P3"><text:s text:c="3"/>Denom <text:s text:c="6"/>= Den ? Den : 1;</text:p>
      <text:p text:style-name="P3"><text:s text:c="3"/>int Factor <text:s/>= gcf(Num,Den);</text:p>
      <text:p text:style-name="P3"><text:s text:c="3"/>if (Factor &gt; 1)</text:p>
      <text:p text:style-name="P3"><text:s text:c="3"/>{ <text:s/>Numerator /= Factor ; <text:s text:c="2"/>Denom <text:s text:c="4"/>/= Factor ; <text:s/>}</text:p>
      <text:p text:style-name="P3">}</text:p>
      <text:p text:style-name="P3">void Fraction :: Display ()const</text:p>
      <text:p text:style-name="P3">{</text:p>
      <text:p text:style-name="P3"><text:s text:c="2"/>cout &lt;&lt; Numerator &lt;&lt; '/' &lt;&lt; Denom;</text:p>
      <text:p text:style-name="P3">}</text:p>
      <text:p text:style-name="P3">Fraction Fraction :: add (const Fraction &amp; Second)const</text:p>
      <text:p text:style-name="P3">{</text:p>
      <text:p text:style-name="P3"><text:s text:c="2"/>long Factor = gcf (Denom,Second.Denom);</text:p>
      <text:p text:style-name="P3"><text:s text:c="2"/>long Mult1 <text:s/>= Denom / Factor;</text:p>
      <text:p text:style-name="P3"><text:s text:c="2"/>long Mult2 <text:s/>= Second.Denom / Factor;</text:p>
      <text:p text:style-name="P3"><text:s text:c="2"/>long NumRes = Numerator * Mult2 + Second.Numerator * Mult1;</text:p>
      <text:p text:style-name="P3"><text:s text:c="2"/>long DenRes = Denom * Mult2;</text:p>
      <text:p text:style-name="P3"><text:s text:c="2"/>return Fraction(NumRes, DenRes);</text:p>
      <text:p text:style-name="P3">}</text:p>
      <text:p text:style-name="P3">long Fraction :: gcf (long First, long Second)</text:p>
      <text:p text:style-name="P3">{</text:p>
      <text:p text:style-name="P3"><text:s text:c="3"/>if (First &lt; 0)First=-First;</text:p>
      <text:p text:style-name="P3"><text:s text:c="3"/>if (Second&lt; 0)Second=-Second;</text:p>
      <text:p text:style-name="P3"><text:s text:c="3"/>while (Second)</text:p>
      <text:p text:style-name="P3"><text:s text:c="3"/>{</text:p>
      <text:p text:style-name="P3"><text:s text:c="6"/>int tmp = First % Second;</text:p>
      <text:p text:style-name="P3"><text:s text:c="6"/>First <text:s text:c="2"/>= Second;</text:p>
      <text:p text:style-name="P3"><text:soft-page-break/><text:s text:c="6"/>Second <text:s/>= tmp;</text:p>
      <text:p text:style-name="P3"><text:s text:c="3"/>}</text:p>
      <text:p text:style-name="P3"><text:s text:c="3"/>return First;</text:p>
      <text:p text:style-name="P3">}</text:p>
      <text:p text:style-name="P3">main()</text:p>
      <text:p text:style-name="P3">{</text:p>
      <text:p text:style-name="P3"><text:s text:c="3"/>Fraction FA, FB(23,3), FC(2,3);</text:p>
      <text:p text:style-name="P3"><text:s text:c="3"/>FA = FB.add(FC);</text:p>
      <text:p text:style-name="P3"><text:s text:c="3"/>FA.Display(); cout &lt;&lt; '\n';</text:p>
      <text:p text:style-name="P3"><text:s text:c="3"/>return 0;</text:p>
      <text:p text:style-name="P3">}</text:p>
      <text:p text:style-name="Standard"/>
      <text:list xml:id="list5527619131510825295" text:style-name="L22">
        <text:list-item>
          <text:p text:style-name="P32">Rückgabe einer Referenz - schlechte Technik</text:p>
          <text:p text:style-name="P71"/>
        </text:list-item>
      </text:list>
      <text:p text:style-name="P3"/>
      <text:p text:style-name="P3">class Date</text:p>
      <text:p text:style-name="P3">{</text:p>
      <text:p text:style-name="P3"><text:s text:c="4"/>public: Date(int mo, int dy, int yr);</text:p>
      <text:p text:style-name="P3"><text:s text:c="7"/>int&amp; <text:s/>GetRefMonth();</text:p>
      <text:p text:style-name="P3"><text:s text:c="13"/>~ Date();</text:p>
      <text:p text:style-name="P3"><text:s text:c="4"/>private:int Month, Day, Year;</text:p>
      <text:p text:style-name="P3">}</text:p>
      <text:p text:style-name="P3"/>
      <text:p text:style-name="P3">int &amp; Date :: GetRefMonth()</text:p>
      <text:p text:style-name="P3">{</text:p>
      <text:p text:style-name="P3"><text:s text:c="4"/>Month = max ( 1, Month); //Datenprüfung beim lesen ist</text:p>
      <text:p text:style-name="P3"><text:s text:c="4"/>Month = max (Month, 12); //uneffrektiv und schlechter Stil</text:p>
      <text:p text:style-name="P3"><text:s text:c="4"/>return Month;</text:p>
      <text:p text:style-name="P3">}</text:p>
      <text:p text:style-name="P3"/>
      <text:p text:style-name="P3">void main()</text:p>
      <text:p text:style-name="P3">{</text:p>
      <text:p text:style-name="P3"><text:s text:c="5"/>int i;</text:p>
      <text:p text:style-name="P3"><text:s text:c="5"/>Date DeadLine (3,10,1958);</text:p>
      <text:p text:style-name="P3"><text:s text:c="5"/>i = DeadLine.GetRefMonth();// lesen des Monats ok.</text:p>
      <text:p text:style-name="P3">// hier wird ein privater Wert modifiziert !!</text:p>
      <text:p text:style-name="P3"><text:s text:c="5"/>DeadLine.GetRefMonth()=4;</text:p>
      <text:p text:style-name="P3"><text:s text:c="5"/>DeadLine.GetRefMonth()++;</text:p>
      <text:p text:style-name="P3">}</text:p>
      <text:p text:style-name="P3"/>
      <text:list xml:id="list6681417846420563178" text:style-name="L23">
        <text:list-item>
          <text:p text:style-name="P33">Die Rückgabe einer Referenz ermöglicht das Modifizieren privater Daten, was vermieden werden sollte</text:p>
        </text:list-item>
      </text:list>
      <text:p text:style-name="P1"/>
      <text:p text:style-name="P2">Const Objects</text:p>
      <text:p text:style-name="P1"/>
      <text:list xml:id="list8296708851991439152" text:style-name="L24">
        <text:list-item>
          <text:p text:style-name="P34">Es ist möglich, von Klassen, wie von jedem anderen Typen Konstantenobjekte anzulegen, Datenobjekte, deren Wert nur einmal bei der Initialisierung bestimmt wird und später nicht mehr änderbar ist.</text:p>
        </text:list-item>
        <text:list-item>
          <text:p text:style-name="P34"><text:soft-page-break/>Da der Kompiler nicht feststellen kann, welche Memberfunktion die Daten modifiziert, verbietet er zunächst jeden Memberfunktionsaufruf, wenn das Objekt als Konstantenobjekt angelegt worden ist.</text:p>
        </text:list-item>
        <text:list-item>
          <text:p text:style-name="P34">Memberfunktionen, die nach der Parameterliste durch das Schlüsselwort const gekennzeichnet sind, dürfen auch für Konstantenobjekte aufgerufen werden.</text:p>
        </text:list-item>
      </text:list>
      <text:p text:style-name="P1"/>
      <text:p text:style-name="P1">Bsp:</text:p>
      <text:p text:style-name="P1"/>
      <text:p text:style-name="P3">class Date</text:p>
      <text:p text:style-name="P3">{</text:p>
      <text:p text:style-name="P3"><text:s text:c="5"/>public: Date (int mo, int dy, int yr);</text:p>
      <text:p text:style-name="P3"><text:s text:c="9"/>int <text:s text:c="3"/>GetMonth () const;</text:p>
      <text:p text:style-name="P3"><text:s text:c="9"/>int <text:s text:c="3"/>GetDay() const; <text:s/></text:p>
      <text:p text:style-name="P3"><text:s text:c="9"/>int <text:s text:c="3"/>GetYear() const;</text:p>
      <text:p text:style-name="P3"><text:s text:c="12"/>.</text:p>
      <text:p text:style-name="P3"><text:s text:c="12"/>.</text:p>
      <text:p text:style-name="P3"><text:s text:c="12"/>.</text:p>
      <text:p text:style-name="P3">}</text:p>
      <text:p text:style-name="P3"/>
      <text:p text:style-name="P3">inline int Date :: GetMonth() const</text:p>
      <text:p text:style-name="P3">{ <text:s/>return Month; }</text:p>
      <text:p text:style-name="P3"/>
      <text:list xml:id="list8403435393641893116" text:style-name="L25">
        <text:list-item>
          <text:p text:style-name="P35">alle nicht schreibenden Memberfunktionen sollten durch const gekennzeichnet werden</text:p>
        </text:list-item>
        <text:list-item>
          <text:p text:style-name="P35">const-Memberfunktionen können durch nicht-const-Memberfunktionen überladen werden, dann bestimmt, ob das Objekt als const vereinbart wurde, oder nicht, welche Funktion ausgeführt wird.</text:p>
        </text:list-item>
      </text:list>
      <text:p text:style-name="P6">Memberobjekte</text:p>
      <text:p text:style-name="P1"/>
      <text:list xml:id="list901224384900604038" text:style-name="L26">
        <text:list-item>
          <text:p text:style-name="P36">Member einer Klasse können auch Objekte sein.</text:p>
        </text:list-item>
        <text:list-item>
          <text:p text:style-name="P36">für ihre Initialisierung gelten besondere Regeln.</text:p>
        </text:list-item>
      </text:list>
      <text:p text:style-name="P1"><text:s text:c="4"/></text:p>
      <text:p text:style-name="P1">Bsp:</text:p>
      <text:p text:style-name="P1"/>
      <text:p text:style-name="P3">class PersonInfo</text:p>
      <text:p text:style-name="P3">{</text:p>
      <text:p text:style-name="P3"><text:s text:c="4"/>public: PersonInfo(char*name, char*addr, int BornMo, int BornDy, int BornYr);</text:p>
      <text:p text:style-name="P3"><text:s text:c="8"/>.</text:p>
      <text:p text:style-name="P3"><text:s text:c="8"/>.</text:p>
      <text:p text:style-name="P3"><text:s text:c="8"/>.</text:p>
      <text:p text:style-name="P3"><text:s text:c="4"/>private: </text:p>
      <text:p text:style-name="P3"><text:s text:c="9"/>char <text:s/>Name[30];</text:p>
      <text:p text:style-name="P3"><text:s text:c="9"/>char <text:s/>Addr <text:s/>[60];</text:p>
      <text:p text:style-name="P3"><text:s text:c="9"/>Date Birthday; <text:s text:c="59"/>// <text:s/>Das ist ein Memberobjekt</text:p>
      <text:p text:style-name="P3">}</text:p>
      <text:p text:style-name="P3"/>
      <text:p text:style-name="P3">// Definition des Konstruktors</text:p>
      <text:p text:style-name="P3">PersonInfo :: PersonInfo </text:p>
      <text:p text:style-name="P3"><text:s text:c="11"/>(char*name, char*addr, int BornMo, int BornDy, int BornYr)</text:p>
      <text:p text:style-name="P3"><text:s text:c="11"/>: Bithday(BornMo, BornDy, BornYr) // Memberinitalisierung</text:p>
      <text:p text:style-name="P3">{</text:p>
      <text:p text:style-name="P3"><text:s text:c="5"/>strncpy(Name, name, 30);</text:p>
      <text:p text:style-name="P3"><text:s text:c="5"/>strncpy(Addr, <text:s text:c="2"/>addr, <text:s/>60);</text:p>
      <text:p text:style-name="P3">}</text:p>
      <text:p text:style-name="P3"/>
      <text:list xml:id="list8302583997203717553" text:style-name="L27">
        <text:list-item>
          <text:p text:style-name="P72">Memberinitialisierer werden vor dem Konstruktor ausgeführt ( jedenfalls bei Microsoft ).</text:p>
        </text:list-item>
        <text:list-item>
          <text:p text:style-name="P72">mehrere Memberinitialisierer werden durch Komma getrennt nacheinander aufgeführt.</text:p>
        </text:list-item>
        <text:list-item>
          <text:p text:style-name="P72">wird kein Memberinitialisierer angegeben, so wird der Default-Konstructor (Konstruktor ohne Parameter) aufgerufen; existiert kein Default-Konstuctor, so wird ein Kompilerfehler generiert.</text:p>
        </text:list-item>
        <text:list-item>
          <text:p text:style-name="P72">Auch ein Memberobjekt kann ein Konstobjekt sein.</text:p>
        </text:list-item>
        <text:list-item>
          <text:p text:style-name="P72">die Abarbeitungsreihenfolge der Memberinitalisierer ist undefiniert, Seiteneffekte sind zu vermeiden.</text:p>
        </text:list-item>
        <text:list-item>
          <text:p text:style-name="P72">die Initialisierung von Objekten als Klassenmember in Constobjekten ist nur durch Basisinitialisierer möglich.</text:p>
        </text:list-item>
      </text:list>
      <text:p text:style-name="Standard"/>
      <text:p text:style-name="Standard">Header und Sourcefiles</text:p>
      <text:p text:style-name="Standard"/>
      <text:p text:style-name="Standard">- <text:s/>Für jede Klasse sollte ein Header- und ein CPP-File angelegt werden.</text:p>
      <text:p text:style-name="Standard">- <text:s/>Inlinefunktionen müssen im Header vollständig definiert sein.</text:p>
      <text:p text:style-name="Standard">- <text:s/>Das Headerfile beschreibt das Interface einer Klasse, das CPP- File die Implementation.</text:p>
      <text:p text:style-name="Standard"/>
      <text:p text:style-name="P3"/>
      <text:p text:style-name="P3"><text:soft-page-break/>Bsp.:</text:p>
      <text:p text:style-name="P3">date.h</text:p>
      <text:p text:style-name="P3"/>
      <text:p text:style-name="P3">// der Vorspann soll Mehrfachinclude verhindern</text:p>
      <text:p text:style-name="P3">#if !defined (_DATE_H_)</text:p>
      <text:p text:style-name="P3">#define _DATE_H_</text:p>
      <text:p text:style-name="P3">// <text:s/>Jetzt folgt das eigentliche Headerfile bis #endif</text:p>
      <text:p text:style-name="P3"/>
      <text:p text:style-name="P3">class Date</text:p>
      <text:p text:style-name="P3">{</text:p>
      <text:p text:style-name="P3"><text:s text:c="5"/>public:</text:p>
      <text:p text:style-name="P3"><text:s text:c="10"/>Date(); <text:s text:c="11"/><text:tab/> <text:s text:c="5"/>// Defaultconstructor</text:p>
      <text:p text:style-name="P3"><text:s text:c="10"/>Date(int mo, int dy, int yr);<text:tab/>// Constructor</text:p>
      <text:p text:style-name="P3"><text:s text:c="5"/>int <text:s/>GetMonth () const {return Month}// Inlinememberfunktionen</text:p>
      <text:p text:style-name="P3"><text:s text:c="5"/>int <text:s/>GetDay <text:s text:c="2"/>() const {return Day}<text:tab/>// zum lesen der Werte</text:p>
      <text:p text:style-name="P3"><text:s text:c="5"/>int <text:s/>GetYear <text:s/>() const {return Year}<text:tab/>//</text:p>
      <text:p text:style-name="P3"><text:s text:c="5"/>void Display <text:s/>() const;<text:tab/><text:tab/><text:tab/>// Memberfunktionen zur Ausgabe</text:p>
      <text:p text:style-name="P3"><text:s text:c="5"/>void SetMonth (int mo);<text:tab/><text:tab/>// Memberfunktionen zum Einstellen</text:p>
      <text:p text:style-name="P3"><text:s text:c="5"/>void SetDay <text:s text:c="2"/>(int dy);<text:tab/><text:tab/>// der Werte</text:p>
      <text:p text:style-name="P3"><text:s text:c="5"/>void SetYear <text:s/>(int yr); <text:s text:c="6"/>//</text:p>
      <text:p text:style-name="P3"><text:s text:c="9"/>~Date <text:s text:c="4"/>();<text:tab/><text:tab/><text:tab/>// Destructor</text:p>
      <text:p text:style-name="P3"><text:s text:c="5"/>private:</text:p>
      <text:p text:style-name="P3"><text:s text:c="10"/>int Month, Day, Year;<text:tab/>// Private Daten</text:p>
      <text:p text:style-name="P3">}</text:p>
      <text:p text:style-name="P3"/>
      <text:p text:style-name="P3">#endif</text:p>
      <text:p text:style-name="P3">// Ende des Headerfiles date.h ---------------------------------------</text:p>
      <text:p text:style-name="P3"/>
      <text:p text:style-name="P3"/>
      <text:p text:style-name="P3">date.cpp</text:p>
      <text:p text:style-name="P3"/>
      <text:p text:style-name="P3">#include date.h</text:p>
      <text:p text:style-name="P3"/>
      <text:p text:style-name="P3">Date :: Date()</text:p>
      <text:p text:style-name="P3">{</text:p>
      <text:p text:style-name="P3"><text:s text:c="4"/>Month = Day = Year = 1;</text:p>
      <text:p text:style-name="P3">}</text:p>
      <text:p text:style-name="P3"/>
      <text:p text:style-name="P3">Date :: Date(int mo, int dy, int yr)</text:p>
      <text:p text:style-name="P3">{</text:p>
      <text:p text:style-name="P3"><text:s text:c="3"/>. . .</text:p>
      <text:p text:style-name="P3">}</text:p>
      <text:p text:style-name="P3"/>
      <text:p text:style-name="P2">Dynamischer Speicher</text:p>
      <text:p text:style-name="P1"><text:soft-page-break/></text:p>
      <text:list xml:id="list199953661845885684" text:style-name="L28">
        <text:list-item>
          <text:p text:style-name="P37">Freier Speicher, in C heap genannt heißt in C++ free store.</text:p>
        </text:list-item>
        <text:list-item>
          <text:p text:style-name="P37">malloc ist nicht geeignet, neue Objekte im free store dynamisch anzulegen, da dabei der Konstruktor nicht <text:s/>aufgerufen würde, die Datenstruktur bliebe uninitialisiert.</text:p>
        </text:list-item>
      </text:list>
      <text:p text:style-name="P1"/>
      <text:p text:style-name="P1">Der new-Operator</text:p>
      <text:p text:style-name="P1"/>
      <text:p text:style-name="P3">new &lt;typname&gt;</text:p>
      <text:p text:style-name="Standard"/>
      <text:list xml:id="list2147345509142223431" text:style-name="L29">
        <text:list-item>
          <text:p text:style-name="P38">Der New-Operator erhält als Parameter den Typ des anzulegenden Objektes.</text:p>
        </text:list-item>
        <text:list-item>
          <text:p text:style-name="P38">New ist ein Operator, keine Funktion.</text:p>
        </text:list-item>
        <text:list-item>
          <text:p text:style-name="P38">Ein cast, wie bei malloc ist nicht nötig, es wird ein Zeiger des Objekttyps zurückgegeben.</text:p>
        </text:list-item>
      </text:list>
      <text:list xml:id="list3052555160772875124" text:style-name="L30">
        <text:list-item>
          <text:p text:style-name="P39">Handelt es sich bei dem Typ um eine Klasse, so wird der Konstruktor aufgerufen, zu dem die nachfolgende Parameterliste paßt.</text:p>
          <text:p text:style-name="P39"/>
        </text:list-item>
      </text:list>
      <text:p text:style-name="P1">Bsp.:</text:p>
      <text:p text:style-name="Standard"/>
      <text:p text:style-name="P3">Date *PtFirst, PtSecond;</text:p>
      <text:p text:style-name="P3">int <text:s text:c="6"/>i;</text:p>
      <text:p text:style-name="P3"/>
      <text:p text:style-name="P3">PtFirst = new Date;// erzeugen eines Date-Objektes, es wird der </text:p>
      <text:p text:style-name="P3"><text:s text:c="19"/>// parameterlose</text:p>
      <text:p text:style-name="P3"><text:s text:c="22"/></text:p>
      <text:p text:style-name="P3">// <text:s/>Defaultconstructor aufgerufen, alle Werte sind 1</text:p>
      <text:p text:style-name="P3">i = PtFirst -&gt; GetMonth(); <text:s text:c="8"/><text:tab/>// <text:s/>i = 1</text:p>
      <text:p text:style-name="P3"/>
      <text:p text:style-name="P3">// <text:s/>erzeugen eines Date-Objektes mit den </text:p>
      <text:p text:style-name="P3">// <text:s/>Daten 15.03.1958</text:p>
      <text:p text:style-name="P3">PrSecond = new Date (3, 15, 1958);</text:p>
      <text:p text:style-name="P3">i = PtSecond -&gt; GetMonth(); <text:tab/><text:tab/>// <text:s/>i = 3;</text:p>
      <text:p text:style-name="P3"/>
      <text:p text:style-name="P1">Der delete-Operator</text:p>
      <text:p text:style-name="P1"/>
      <text:p text:style-name="P1">delete &lt;ptr&gt;</text:p>
      <text:list xml:id="list6637746039315330864" text:style-name="L31">
        <text:list-item>
          <text:p text:style-name="P40">delete ruft den Destruktor auf und gibt den Speicher frei.</text:p>
        </text:list-item>
        <text:list-item>
          <text:p text:style-name="P40">delete darf nur auf Pointer angewandt werden, die nit new erzeugt wurden.</text:p>
        </text:list-item>
        <text:list-item>
          <text:p text:style-name="P40">delete auf einen Nullpointer angewandt bleibt ohne Wirkung, es kommt auch nicht zum Laufzeitfehler.</text:p>
        </text:list-item>
        <text:list-item>
          <text:p text:style-name="P40">Ein mit new erzeugtes Objekt existiert solange, bis delete auf seinen Zeiger angewandt wird.</text:p>
        </text:list-item>
        <text:list-item>
          <text:p text:style-name="P40">Wird der Zeiger überschrieben, bevor delete ausgeführt wurde, so ist keine Speicherplatzfreigabe während der Programmlaufzeit mehr möglich.</text:p>
        </text:list-item>
      </text:list>
      <text:p text:style-name="P1"/>
      <text:p text:style-name="P1">Bsp.:</text:p>
      <text:p text:style-name="P3">int * AddVcInt(int Vc1[4], int Vc2[4])</text:p>
      <text:p text:style-name="P3">{</text:p>
      <text:p text:style-name="P3"><text:soft-page-break/><text:s text:c="9"/>int * VcResult = new int [4];</text:p>
      <text:p text:style-name="P3"><text:s text:c="9"/>for (int i = 0; i &lt; 4; i++) VcResult[i] = Vc1[i] + Vc2[i];</text:p>
      <text:p text:style-name="P3"><text:s text:c="9"/>return VcResult;</text:p>
      <text:p text:style-name="P3">}</text:p>
      <text:p text:style-name="Standard"/>
      <text:p text:style-name="Standard">i<text:span text:style-name="T1">nt * PtI;</text:span></text:p>
      <text:p text:style-name="P3">PtI = AddVcInt (Vc1, Vc2);</text:p>
      <text:p text:style-name="P3">PtI = AddVcInt (Vc3, Vc4); // Der im ersten Aufruf ausgefaßte Speicher kann <text:s/></text:p>
      <text:p text:style-name="P3"><text:s text:c="27"/>// nicht mehr zurückgegeben werden</text:p>
      <text:p text:style-name="Standard"/>
      <text:p text:style-name="P2">new und delete auf andere Typen (keine Klassen) angwandt</text:p>
      <text:p text:style-name="Standard"/>
      <text:list xml:id="list3665043717983223004" text:style-name="L32">
        <text:list-item>
          <text:p text:style-name="P41">new und delete können auf beliebige, auch auf Standardtypen angewandt werden</text:p>
        </text:list-item>
      </text:list>
      <text:p text:style-name="P1"/>
      <text:p text:style-name="P1">Bsp.:</text:p>
      <text:p text:style-name="Standard"><text:s/></text:p>
      <text:p text:style-name="P3">int * Pti;</text:p>
      <text:p text:style-name="P3">Pti = new int;</text:p>
      <text:p text:style-name="P3">. . .</text:p>
      <text:p text:style-name="P3">delete Pti;</text:p>
      <text:p text:style-name="P3"/>
      <text:p text:style-name="P3">int length;</text:p>
      <text:p text:style-name="P3">char *Ptc;</text:p>
      <text:p text:style-name="P3"/>
      <text:p text:style-name="P3">Ptc = new char[length];</text:p>
      <text:p text:style-name="P3">. . .</text:p>
      <text:p text:style-name="P3">delete [ ]Ptc;</text:p>
      <text:p text:style-name="Standard"/>
      <text:list xml:id="list8306173439426350030" text:style-name="L33">
        <text:list-item>
          <text:p text:style-name="P42">Es können auch mehrdimensionale Arrays angelegt werden, dann müssen die Dimensionen außer der ersten konstant sein.</text:p>
        </text:list-item>
      </text:list>
      <text:p text:style-name="P1"/>
      <text:p text:style-name="P2">Die Funktion set_new_handler</text:p>
      <text:p text:style-name="P2"/>
      <text:list xml:id="list6146088513680012735" text:style-name="L34">
        <text:list-item>
          <text:p text:style-name="P43">Steht der mit new angeforderte Speicherplatz nicht zur Verfügung, so wird in Analogie zu malloc ein <text:s text:c="2"/>Null-Pointer zurückgegeben.</text:p>
        </text:list-item>
        <text:list-item>
          <text:p text:style-name="P43">Mit der Funktion set_new_handler kann eine Benutzerdefinierte Funktion übergeben werden, die ausgeführt wird, wenn der angeforderte Speicher nicht verfügbar ist.</text:p>
        </text:list-item>
        <text:list-item>
          <text:p text:style-name="P43">Die zu übergebende Funktion hat einen Parameter, der die Größe des angeforderten Speichers übergibt, es wird der Typ size_t verwendet.</text:p>
        </text:list-item>
        <text:list-item>
          <text:p text:style-name="P43">Das CPP-File muß #include &lt;new.h&gt; enthalten.</text:p>
        </text:list-item>
      </text:list>
      <text:p text:style-name="P1"/>
      <text:p text:style-name="P3">Bsp.:</text:p>
      <text:p text:style-name="P3">int NotEnoughMem (size_t size)</text:p>
      <text:p text:style-name="P3">{</text:p>
      <text:p text:style-name="P3"><text:s text:c="4"/>. <text:s/>. <text:s/>.</text:p>
      <text:p text:style-name="P3"><text:s text:c="4"/>return 0;</text:p>
      <text:p text:style-name="P3"><text:soft-page-break/>}</text:p>
      <text:p text:style-name="P3"/>
      <text:p text:style-name="P3">_set_new_handler (NotEnoughMem );</text:p>
      <text:p text:style-name="P3">// jetzt wird NotEnoughMem aufgerufen, wenn nicht genug Speicher vorhanden ist</text:p>
      <text:p text:style-name="P3">/lipp s.125/</text:p>
      <text:p text:style-name="P3"/>
      <text:p text:style-name="P3">/* SETNEW.CPP <text:s/>17.03.93 */</text:p>
      <text:p text:style-name="P3">#include &lt;iostream.h&gt;</text:p>
      <text:p text:style-name="P3">#include &lt;new.h&gt;</text:p>
      <text:p text:style-name="P3">#include &lt;stdlib.h&gt;</text:p>
      <text:p text:style-name="P3"/>
      <text:p text:style-name="P3">int MemError (size_t not_used)</text:p>
      <text:p text:style-name="P3">{</text:p>
      <text:p text:style-name="P3"><text:s text:c="3"/>cout &lt;&lt; "Not enough memory\n";</text:p>
      <text:p text:style-name="P3"><text:s text:c="3"/>exit (1);</text:p>
      <text:p text:style-name="P3"><text:s text:c="3"/>return 0;</text:p>
      <text:p text:style-name="P3">}</text:p>
      <text:p text:style-name="P3"/>
      <text:p text:style-name="P3">void main()</text:p>
      <text:p text:style-name="P3">{</text:p>
      <text:p text:style-name="P3"><text:s text:c="2"/>_set_new_handler(MemError);</text:p>
      <text:p text:style-name="P3">}</text:p>
      <text:p text:style-name="P3"/>
      <text:p text:style-name="Standard"/>
      <text:p text:style-name="P6">Classes with Pointermembers</text:p>
      <text:p text:style-name="P2"/>
      <text:p text:style-name="P1">- new und delete können auch innerhalb der Memberfunktionen zur Anwendung kommen.</text:p>
      <text:p text:style-name="P1"/>
      <text:p text:style-name="P1">Bsp.:</text:p>
      <text:p text:style-name="P3"/>
      <text:p text:style-name="P3">// ------- A string class</text:p>
      <text:p text:style-name="P3">class String</text:p>
      <text:p text:style-name="P3">{</text:p>
      <text:p text:style-name="P3">public:</text:p>
      <text:p text:style-name="P3"><text:s text:c="3"/>String();</text:p>
      <text:p text:style-name="P3"><text:s text:c="3"/>String( const char *s );</text:p>
      <text:p text:style-name="P3"><text:s text:c="3"/>String( char c, int n );</text:p>
      <text:p text:style-name="P3"><text:s text:c="3"/>void set( int index, char newchar );</text:p>
      <text:p text:style-name="P3"><text:s text:c="3"/>char get( int index ) const;</text:p>
      <text:p text:style-name="P3"><text:s text:c="3"/>void display() const;</text:p>
      <text:p text:style-name="P3"><text:s text:c="3"/>~String();</text:p>
      <text:p text:style-name="P3">private:</text:p>
      <text:p text:style-name="P3"><text:s text:c="3"/>int length;</text:p>
      <text:p text:style-name="P3"><text:s text:c="3"/>char *PtBuf; <text:s text:c="11"/>// Speicher für String muß durch den Konstruktor angelegt werden</text:p>
      <text:p text:style-name="P3">};</text:p>
      <text:p text:style-name="P3"/>
      <text:p text:style-name="P3">// Defaultconstructor</text:p>
      <text:p text:style-name="P3">String :: String ()</text:p>
      <text:p text:style-name="P3">{</text:p>
      <text:p text:style-name="P3"><text:s text:c="4"/>length = PtBuf = 0;</text:p>
      <text:p text:style-name="P3">}</text:p>
      <text:p text:style-name="P3"/>
      <text:p text:style-name="P3">// Konstruktor zur Übernahme eines String</text:p>
      <text:p text:style-name="P3">String :: String (const char * S)</text:p>
      <text:p text:style-name="P3">{</text:p>
      <text:p text:style-name="P3"><text:s text:c="4"/>length = strlen (S);</text:p>
      <text:p text:style-name="P3"><text:s text:c="4"/>PtBuf = new char [ lenth + 1 ];</text:p>
      <text:p text:style-name="P3"><text:s text:c="4"/>strcpy ( PtBuf, S );</text:p>
      <text:p text:style-name="P3">}</text:p>
      <text:p text:style-name="P3"/>
      <text:p text:style-name="P3">// Destructor</text:p>
      <text:p text:style-name="P3">String :: String ()</text:p>
      <text:p text:style-name="P3">{</text:p>
      <text:p text:style-name="P3"><text:s text:c="4"/>delete PtBuf; <text:s text:c="26"/>// Freigabe des belegten Speichers </text:p>
      <text:p text:style-name="P3">} <text:s text:c="50"/>// geht auch für PtBuf == 0 oder lenth == 0</text:p>
      <text:p text:style-name="Standard"/>
      <text:p text:style-name="P1">Aufgabe : Schreiben einer Klasse, die die Zuweisung, den Vergleich, die Verkettung von Strings ermöglicht</text:p>
      <text:p text:style-name="P1"/>
      <text:p text:style-name="P1"><text:soft-page-break/>Headerfiles, in denen Stringklassen beschrieben werden</text:p>
      <text:p text:style-name="Standard"/>
      <text:p text:style-name="P3">/usr/include/cxx/string.hxx<text:tab/><text:tab/><text:tab/><text:tab/>auf DEC3</text:p>
      <text:p text:style-name="P3">G:\CPLUS\CLASSLIB\INCLUDE\strng.h<text:tab/><text:tab/>im PC-Labor</text:p>
      <text:p text:style-name="P3">C:\C700\MFC\INCLUDE\afx.h</text:p>
      <text:p text:style-name="P3"/>
      <text:p text:style-name="Standard">/ Tut S. 97/</text:p>
      <text:p text:style-name="Standard"/>
      <text:list xml:id="list7427208617679487164" text:style-name="L35">
        <text:list-item>
          <text:p text:style-name="P44">sizeof String liefert die Summe aus der Länge eines int-Wertes und der Länge eines Pointers, die wirkliche Größe eines Objektes ist variabel.</text:p>
        </text:list-item>
        <text:list-item>
          <text:p text:style-name="P44">Bei der Zuweisung eines String an einen anderen wird elementweise kopiert, dh. der Pointer des Zielobjektes geht verloren, die Speicherverwaltung funktioniert nicht mehr. </text:p>
        </text:list-item>
      </text:list>
      <text:p text:style-name="P1"/>
      <text:p text:style-name="P2">Der Zuweisungsoperator</text:p>
      <text:p text:style-name="Standard"/>
      <text:list xml:id="list2117992353776109784" text:style-name="L36">
        <text:list-item>
          <text:p text:style-name="P45">Die Lösung des Problems liegt in der Definition eines speziellen Zuweisungsoperators für Operanden des Typs String.</text:p>
        </text:list-item>
        <text:list-item>
          <text:p text:style-name="P45">Zweckmäßiger Weise wird dazu der Zuweisungsoperator '=' überladen.</text:p>
        </text:list-item>
      </text:list>
      <text:list xml:id="list8051550193784770645" text:style-name="L37">
        <text:list-item>
          <text:p text:style-name="P46">existiert eine Funktion des Namens operator= in der Klasse String, so wird diese ausgeführt, wenn Objekte der Klasse String einander zugewiesen werden.</text:p>
        </text:list-item>
      </text:list>
      <text:p text:style-name="P1"/>
      <text:p text:style-name="P1">Bsp.:</text:p>
      <text:p text:style-name="Standard"/>
      <text:p text:style-name="P3">class String</text:p>
      <text:p text:style-name="P3">{</text:p>
      <text:p text:style-name="P3"><text:s text:c="5"/>public: </text:p>
      <text:p text:style-name="P3"><text:s text:c="8"/>. <text:s/>. <text:s/>.</text:p>
      <text:p text:style-name="P3"><text:s text:c="8"/>void operator=(const string &amp;other);</text:p>
      <text:p text:style-name="P3">}</text:p>
      <text:p text:style-name="P3"/>
      <text:list xml:id="list9171546381754570321" text:style-name="L38">
        <text:list-item>
          <text:p text:style-name="P47">Der Zuweisungsoperator muß den Speicherplatz auf den PtBuf des Zieloperanden verweist freigeben, neuen Speicher ausfassen, die neue Länge eintragen, und die Zeichenkette kopieren</text:p>
          <text:p text:style-name="P47"/>
        </text:list-item>
      </text:list>
      <text:p text:style-name="P1"/>
      <text:p text:style-name="P3">void String :: operator=(const String &amp;other)</text:p>
      <text:p text:style-name="P3">{</text:p>
      <text:p text:style-name="P3"><text:s text:c="6"/>length = other.length; <text:s text:c="6"/>// Übernahme der neuen Länge</text:p>
      <text:p text:style-name="P3"><text:s text:c="6"/>delete PtBuf; <text:s text:c="15"/>// Freigabe des alten Speichers</text:p>
      <text:p text:style-name="P3"><text:s text:c="6"/>PtBuf = new char [length +1];// Ausfassen neuen Speicher</text:p>
      <text:p text:style-name="P3"><text:s text:c="6"/>strcpy (PtBuf,other.PtBuf); <text:s/>// Übernahme des Strings</text:p>
      <text:p text:style-name="P3">}</text:p>
      <text:p text:style-name="P3"/>
      <text:p text:style-name="P3">main()</text:p>
      <text:p text:style-name="P3">{</text:p>
      <text:p text:style-name="P3"><text:s text:c="5"/>String myString ("here is my string");</text:p>
      <text:p text:style-name="P3"><text:s text:c="5"/>String yourString ("here is your string");</text:p>
      <text:p text:style-name="P3"><text:s text:c="6"/></text:p>
      <text:p text:style-name="P3"><text:soft-page-break/><text:s text:c="5"/>cout &lt;&lt; '\n';</text:p>
      <text:p text:style-name="P3"><text:s text:c="5"/>myString.display();</text:p>
      <text:p text:style-name="P3"><text:s text:c="5"/>cout &lt;&lt; '\n';</text:p>
      <text:p text:style-name="P3"><text:s text:c="5"/>yourString.display();</text:p>
      <text:p text:style-name="P3"/>
      <text:p text:style-name="P3"><text:s text:c="5"/>yourString = myString;</text:p>
      <text:p text:style-name="P3"/>
      <text:p text:style-name="P3"><text:s text:c="5"/>cout &lt;&lt; '\n';</text:p>
      <text:p text:style-name="P3"><text:s text:c="5"/>yourString.display();</text:p>
      <text:p text:style-name="P3">}</text:p>
      <text:p text:style-name="P3"/>
      <text:p text:style-name="P1">- <text:s/>Hinweis: myString = myString erzeugt <text:s/>undefinierte Werte für myString.</text:p>
      <text:p text:style-name="P6">Der this-pointer</text:p>
      <text:p text:style-name="P1"/>
      <text:list xml:id="list7271726932835562030" text:style-name="L39">
        <text:list-item>
          <text:p text:style-name="P48">Ist ein Pointer auf das Objekt selbst, das die Memberfunktion, die den this-pointer verwendet.</text:p>
        </text:list-item>
        <text:list-item>
          <text:p text:style-name="P48">Der Typ des this-pointers ist pointer auf die Klasse.</text:p>
        </text:list-item>
      </text:list>
      <text:p text:style-name="P1"/>
      <text:p text:style-name="P3">void Date :: SetDay(int dy)</text:p>
      <text:p text:style-name="P3">{</text:p>
      <text:p text:style-name="P3"><text:s text:c="5"/>Day = dy;</text:p>
      <text:p text:style-name="P3">}</text:p>
      <text:p text:style-name="P3"/>
      <text:p text:style-name="P1">ist gleichbedeutend mit</text:p>
      <text:p text:style-name="Standard"/>
      <text:p text:style-name="P3">void Date :: SetDay(int dy)</text:p>
      <text:p text:style-name="P3">{</text:p>
      <text:p text:style-name="P3"><text:s text:c="5"/>this -&gt; Day = dy;</text:p>
      <text:p text:style-name="P3">}</text:p>
      <text:p text:style-name="P3"/>
      <text:list xml:id="list2291789051199223016" text:style-name="L40">
        <text:list-item>
          <text:p text:style-name="P49">Die eigentliche Bedeutung liegt in der Möglichkeit zu testen, ob ein Objekt als Parameter das Objekt selbst ist.</text:p>
        </text:list-item>
        <text:list-item>
          <text:p text:style-name="P49">Wird für die Implementation von Listen verketteter Objekte benutzt.</text:p>
        </text:list-item>
        <text:list-item>
          <text:p text:style-name="P49">Der this-pointer ist ein const-pointer, er kann nicht modifiziert werden.</text:p>
        </text:list-item>
      </text:list>
      <text:p text:style-name="P1"/>
      <text:p text:style-name="P3">void String :: operator=(const String &amp;other)</text:p>
      <text:p text:style-name="P3">{</text:p>
      <text:p text:style-name="P3"><text:s text:c="5"/>if ( &amp;other != this)</text:p>
      <text:p text:style-name="P3"><text:s text:c="5"/>{</text:p>
      <text:p text:style-name="P3"><text:s text:c="8"/>length = other.length; <text:s text:c="2"/>// Übernahme der neuen Länge</text:p>
      <text:p text:style-name="P3"><text:s text:c="8"/>delete PtBuf; <text:s text:c="11"/>// Freigabe des alten Speichers</text:p>
      <text:p text:style-name="P3"><text:s text:c="8"/>PtBuf = new char [length +1];// Ausfassen neuen Speicher</text:p>
      <text:p text:style-name="P3"><text:s text:c="8"/>strcpy (PtBuf,other.PtBuf); <text:s/>// Übernahme des String</text:p>
      <text:p text:style-name="P3"><text:s text:c="6"/>}</text:p>
      <text:p text:style-name="P3">}</text:p>
      <text:list xml:id="list181934999090062641" text:style-name="L41">
        <text:list-item>
          <text:p text:style-name="P50">Hinweis : Segment:Offset-Darstellung bei 80x86 Prozessoren kann zu falschem Ergebnis des Ausdrucks ( &amp;other != this ) <text:s/>führen.</text:p>
        </text:list-item>
        <text:list-item>
          <text:p text:style-name="P50">Es läßt sich auch ein Zuweisungsoperator formulieren, der die Selbstzuweisung gestattet.</text:p>
        </text:list-item>
      </text:list>
      <text:p text:style-name="P1"/>
      <text:p text:style-name="P3">void String :: operator=(const String &amp;other)</text:p>
      <text:p text:style-name="P3">{</text:p>
      <text:p text:style-name="P3"><text:s text:c="2"/>char * temp = new char [length +1]; // Ausfassen neuen Speicher</text:p>
      <text:p text:style-name="P3"><text:s text:c="2"/>strcpy (temp,other.PtBuf); <text:s text:c="9"/>// Übernahme des String</text:p>
      <text:p text:style-name="P3"><text:s text:c="2"/>length = other.length; <text:s text:c="13"/>// Übernahme der neuen Länge</text:p>
      <text:p text:style-name="P3"><text:s text:c="2"/>delete PtBuf; <text:s text:c="22"/>// Freigabe alten Speicher</text:p>
      <text:p text:style-name="P3"><text:s text:c="2"/>PtBuf = temp; <text:s text:c="5"/>// PtBuf auf neuen Speicher zeigen lassen</text:p>
      <text:p text:style-name="P3">}</text:p>
      <text:p text:style-name="P3"/>
      <text:p text:style-name="Standard"><text:s/></text:p>
      <text:list xml:id="list8512949685989373153" text:style-name="L42">
        <text:list-item>
          <text:p text:style-name="P51"><text:soft-page-break/>die Mehrfachzuweisung yourString = myString = herString; zu ermöglichen, muß der Zuweisungsoperator einen Returnwert, der seinem Parameter entspricht zur Verfügung stellen, in diesem Fall die Referenz auf sich selbst.</text:p>
          <text:p text:style-name="P51"/>
        </text:list-item>
      </text:list>
      <text:p text:style-name="P1"/>
      <text:p text:style-name="P3">Sting &amp; String ::operator= (const Sting &amp;other)</text:p>
      <text:p text:style-name="P3">{</text:p>
      <text:p text:style-name="P3"><text:s text:c="4"/>. <text:s/>. <text:s/>.</text:p>
      <text:p text:style-name="P3"><text:s text:c="4"/>return * this; // Dereferenzierter Pointer als Referenz</text:p>
      <text:p text:style-name="P3">}</text:p>
      <text:p text:style-name="P3"/>
      <text:p text:style-name="P1">- <text:s/>Bei der Rückgabe von Referenzen ist Vorsicht geboten, keine Referenzen auf lokale Variable übergeben.</text:p>
      <text:p text:style-name="P1"><text:s text:c="5"/></text:p>
      <text:p text:style-name="P1"/>
      <text:p text:style-name="P2">Zuweisung und Initialisierung</text:p>
      <text:p text:style-name="P1"/>
      <text:list xml:id="list5616188004393310606" text:style-name="L43">
        <text:list-item>
          <text:p text:style-name="P52">Zuweisung und Initialisierung werden in C++ grundsätzlich unterschieden.</text:p>
        </text:list-item>
        <text:list-item>
          <text:p text:style-name="P52">Bei der Zuweisung ändert sich der Wert eines bestehenden Objektes.</text:p>
        </text:list-item>
        <text:list-item>
          <text:p text:style-name="P52">Ein Objekt läßt sich nur ein mal initiaslisieren, dies erfolgt bei der Vereinbarung.</text:p>
        </text:list-item>
        <text:list-item>
          <text:p text:style-name="P52">Objekte, die als const vereinbart sind lassen sich nur initialisieren, jedioch nicht zuweisen.</text:p>
        </text:list-item>
        <text:list-item>
          <text:p text:style-name="P52">Für Klassenobjekte gibt es zwei Arten der Initialisierung.</text:p>
        </text:list-item>
      </text:list>
      <text:p text:style-name="P1"><text:s text:c="4"/>1. Aufruf eines Konstruktors</text:p>
      <text:p text:style-name="P1"><text:s text:c="4"/>2. Übernahme der Werte eines anderen Objektes der gleichen Klasse</text:p>
      <text:p text:style-name="P1"/>
      <text:p text:style-name="P1">Bsp.:</text:p>
      <text:p text:style-name="P1"/>
      <text:p text:style-name="P4">String <text:s/>myString ("this is my string");</text:p>
      <text:p text:style-name="P4">String yourString = myString; <text:s/>// Achtung ! es wird nicht der überladene </text:p>
      <text:p text:style-name="P4"><text:s text:c="31"/>// Zuweisungsoperator aufgerufen, sondern </text:p>
      <text:p text:style-name="P4"><text:s text:c="31"/>// elementweise kopiert ! Pointer !</text:p>
      <text:p text:style-name="P4"><text:s text:c="31"/>// existiert ein Kopierkonstruktor wird </text:p>
      <text:p text:style-name="P4"><text:s text:c="31"/>// dieser aufgerufen</text:p>
      <text:p text:style-name="P4">String yourstring (myString); <text:s/>// Aufruf des Kopierkonstruktors</text:p>
      <text:p text:style-name="P4"><text:s text:c="31"/>// gibt es keinen Kopierkonstruktor, wird </text:p>
      <text:p text:style-name="P3"><text:span text:style-name="T2"><text:s text:c="13"/></text:span><text:s text:c="18"/>// möglicherweise elementweise kopiert</text:p>
      <text:p text:style-name="P3"/>
      <text:list xml:id="list5210866125874381215" text:style-name="L44">
        <text:list-item>
          <text:p text:style-name="P53">Der Kopierkonstruktor ähnelt dem überladenen Zuweisungsoperaror, Selbstzuweisung, Mehrfachzuweisung und löschen ausgefaßten Speichers entfallen jedoch.</text:p>
        </text:list-item>
        <text:list-item>
          <text:p text:style-name="P53">Der Kopierkonstruktor erhält als Parameter die Referenz auf das andere Objekt; erhält der Kopierkonstruktor einen Wertparameter, so muß eine Kopie des zu übergebenden Objektes angelegt werden, wozu der Kopierkonstruktor selbst aufgerufen wird -&gt; Endlosrekursion.</text:p>
        </text:list-item>
        <text:list-item>
          <text:p text:style-name="P53">Für jede Klasse, die Pointer enthält sollte ein Kopierkonstruktor formuliert werden.</text:p>
        </text:list-item>
      </text:list>
      <text:p text:style-name="P1"/>
      <text:p text:style-name="P3">class String</text:p>
      <text:p text:style-name="P3">{</text:p>
      <text:p text:style-name="P3"><text:soft-page-break/><text:s/>public: </text:p>
      <text:p text:style-name="P3"><text:s/>String (); <text:s text:c="14"/>// DefaultKonstructor</text:p>
      <text:p text:style-name="P3"><text:s/>String (const char * s); // Initialisierung mit einem String</text:p>
      <text:p text:style-name="P3"><text:s/>String (char c, int n); <text:s/>// Füllen mit einem Zeichen </text:p>
      <text:p text:style-name="P3"><text:s/>String (const String &amp;other);// <text:s/>Kopierkonstruktor</text:p>
      <text:p text:style-name="P3"><text:s/>void operator=(const string &amp;other);//überladener Zuweisungsop.</text:p>
      <text:p text:style-name="P3"><text:s text:c="6"/>. <text:s/>. <text:s/>.</text:p>
      <text:p text:style-name="P3">}</text:p>
      <text:p text:style-name="P3"/>
      <text:list xml:id="list6899217223341510486" text:style-name="L45">
        <text:list-item>
          <text:p text:style-name="P54">Der Kopierkonstruktor wird intern bei der Parameterübergabe von Objekten als Wertparameter und bei der Rückgabe von Objekten als Funktionswerte benutzt. /Tut <text:s/>S. 111/</text:p>
        </text:list-item>
      </text:list>
      <text:p text:style-name="P1"/>
      <text:p text:style-name="P1"/>
      <text:p text:style-name="P1">Beispiel Klasse STRING und die Arbeitsweise</text:p>
      <text:p text:style-name="P1"/>
      <text:p text:style-name="P3">void main()</text:p>
      <text:p text:style-name="P3">{</text:p>
      <text:p text:style-name="P3"><text:s text:c="2"/>STRING A="MAX";</text:p>
      <text:p text:style-name="P3"><text:s text:c="2"/>STRING B('=',10);</text:p>
      <text:p text:style-name="P3"><text:s text:c="2"/>STRING C;</text:p>
      <text:p text:style-name="P3"><text:s text:c="2"/>C=A+' '+"Mueller";</text:p>
      <text:p text:style-name="P3"><text:s text:c="2"/>cout&lt;&lt; C&lt;&lt;'\n';</text:p>
      <text:p text:style-name="P3"><text:s text:c="2"/>cout&lt;&lt; B&lt;&lt;'\n';</text:p>
      <text:p text:style-name="P3">}</text:p>
      <text:p text:style-name="P3"/>
      <text:p text:style-name="P3">class STRING : public COBJ</text:p>
      <text:p text:style-name="P3">{</text:p>
      <text:p text:style-name="P3"><text:s text:c="2"/>public:</text:p>
      <text:p text:style-name="P3"><text:s text:c="4"/>STRING (){ PtStr <text:s/>= 0; Len = 0;}</text:p>
      <text:p text:style-name="P3"><text:s text:c="4"/>STRING (const char* PtStr);</text:p>
      <text:p text:style-name="P3"><text:s text:c="4"/>STRING (const char Chr,const int Len=1);</text:p>
      <text:p text:style-name="P3"><text:s text:c="4"/>STRING (const STRING &amp;Other);</text:p>
      <text:p text:style-name="P3"><text:s text:c="4"/>STRING (const STRING *Other);</text:p>
      <text:p text:style-name="P3"><text:s text:c="3"/>~STRING ();</text:p>
      <text:p text:style-name="P3"/>
      <text:p text:style-name="P3"><text:s text:c="4"/>int IsEqual(const COBJ *Other)const;</text:p>
      <text:p text:style-name="P3"><text:s text:c="4"/>int IsLess (const COBJ *Other)const;</text:p>
      <text:p text:style-name="P3"/>
      <text:p text:style-name="P3"><text:s text:c="4"/>char&amp; <text:s text:c="2"/>operator[](const int Index) const;</text:p>
      <text:p text:style-name="P3"><text:s text:c="4"/>int <text:s text:c="4"/>GetLength ()const{return Len;}</text:p>
      <text:p text:style-name="P3"><text:s text:c="4"/>char* <text:s text:c="2"/>GetBuff <text:s text:c="2"/>()const{return PtStr;}</text:p>
      <text:p text:style-name="P3"><text:s text:c="4"/>int <text:s text:c="4"/>GetEmpty <text:s/>()const{return PtStr==0;};</text:p>
      <text:p text:style-name="P3"><text:s text:c="4"/>STRING <text:s/>Empty <text:s text:c="4"/>();</text:p>
      <text:p text:style-name="P3"><text:s text:c="4"/>STRING <text:s/>operator+ (const STRING &amp; Other);</text:p>
      <text:p text:style-name="P3"><text:s text:c="4"/>STRING&amp; operator= (const STRING &amp; Other);</text:p>
      <text:p text:style-name="P3"><text:s text:c="4"/>STRING&amp; operator+=(const STRING &amp; Other);</text:p>
      <text:p text:style-name="P3"><text:s text:c="4"/>char&amp; <text:s text:c="2"/>operator[](const int Index);</text:p>
      <text:p text:style-name="P3"><text:soft-page-break/><text:s text:c="4"/>friend <text:s/>ostream&amp; operator&lt;&lt; </text:p>
      <text:p text:style-name="P3"><text:s text:c="24"/>(ostream&amp; Strm, const STRING&amp; String);</text:p>
      <text:p text:style-name="P3"><text:s text:c="4"/>friend <text:s/>istream&amp; operator&gt;&gt; </text:p>
      <text:p text:style-name="P3"><text:s text:c="24"/>(istream&amp; Strm, STRING&amp; String);</text:p>
      <text:p text:style-name="P3"><text:s text:c="2"/>private:</text:p>
      <text:p text:style-name="P3"><text:s text:c="4"/>char * PtStr;</text:p>
      <text:p text:style-name="P3"><text:s text:c="4"/>int <text:s text:c="3"/>Len;</text:p>
      <text:p text:style-name="P3">};</text:p>
      <text:p text:style-name="P3"/>
      <text:p text:style-name="P3">A<text:tab/>.STRING::STRING("MAX")</text:p>
      <text:p text:style-name="P3">B<text:tab/>.STRING::STRING('=',10)</text:p>
      <text:p text:style-name="P3">C<text:tab/>.STRING::STRING()</text:p>
      <text:p text:style-name="P3">T1<text:tab/>.STRING::STRING("Mueller")</text:p>
      <text:p text:style-name="P3">T2 <text:tab/>.STRING::STRING(' <text:s text:c="2"/>',1)</text:p>
      <text:p text:style-name="P3">A<text:tab/>.STRING::operator+(T2)</text:p>
      <text:p text:style-name="P3">T3<text:tab/>.STRING::STRING("MAX <text:s/>") von operator+</text:p>
      <text:p text:style-name="P3">T3<text:tab/>.STRING::operator+(T2)</text:p>
      <text:p text:style-name="P3">T4<text:tab/>.STRING::operator+("MAX <text:s/>Müller")</text:p>
      <text:p text:style-name="P3">C<text:tab/>.operator=(T4)</text:p>
      <text:p text:style-name="P3">T4<text:tab/>.STRING::~STRING() <text:s/><text:tab/>"MAX Mueller"</text:p>
      <text:p text:style-name="P3">T1<text:tab/>.STRING::~STRING() <text:s/><text:tab/>"Mueller"</text:p>
      <text:p text:style-name="P3">T3<text:tab/>.STRING::~STRING() <text:s/><text:tab/>"Max <text:s/>"</text:p>
      <text:p text:style-name="P3">T2<text:tab/>.STRING::~STRING() <text:s/><text:tab/>" <text:s/>"</text:p>
      <text:p text:style-name="P3">cout<text:tab/>operator cout(C) <text:tab/> <text:s text:c="9"/><text:tab/>"MAX Mueller"</text:p>
      <text:p text:style-name="P3">cout <text:tab/><text:tab/><text:tab/><text:tab/>"\n"</text:p>
      <text:p text:style-name="P3">cout<text:tab/>operator cout(B) <text:tab/> <text:s text:c="9"/><text:tab/>"=========="</text:p>
      <text:p text:style-name="P3">cout <text:tab/><text:tab/><text:tab/><text:tab/>"\n"</text:p>
      <text:p text:style-name="P3">C<text:tab/>.STRING::~STRING() <text:s/><text:tab/>"MAX Mueller"</text:p>
      <text:p text:style-name="P3">B<text:tab/>.STRING::~STRING() <text:s/><text:tab/>"=========="</text:p>
      <text:p text:style-name="P3">A<text:tab/>.STRING::~STRING() <text:s/><text:tab/>"MAX"</text:p>
      <text:p text:style-name="P3"/>
      <text:p text:style-name="P3"/>
      <text:p text:style-name="P2">Befreundete Klassen (friend classes)</text:p>
      <text:p text:style-name="P1"/>
      <text:list xml:id="list633276081513307452" text:style-name="L46">
        <text:list-item>
          <text:p text:style-name="P55">Für friend classes / friend funktions werden die Zugriffsbeschränkungen bezüglich der privaten Memberdaten aufgehoben.</text:p>
        </text:list-item>
        <text:list-item>
          <text:p text:style-name="P55">Einer friend-Funktion steht kein this-pointer zur Verfügung, beim Zugriff auf die Datenelemente der befreundeten Klasse muß in üblicher Weise selektiert werden.</text:p>
        </text:list-item>
        <text:list-item>
          <text:p text:style-name="P55">Alle Memberfunktionen einer friend-Klasse sind automatisch friend-Funktionen.</text:p>
        </text:list-item>
        <text:list-item>
          <text:p text:style-name="P55">Die friend - Vereinbarung muß in der Klasse stehen, zu deren Memberdaten unbeschränkter Zugriff <text:s/>möglich sein soll, damit steuert eine Klasse, wer von außen auf private Daten zugreifen kann.</text:p>
        </text:list-item>
        <text:list-item>
          <text:p text:style-name="P55">Friend-Klassen sollen sehr sparsam benutzt werden, da bei Änderungen vie Code modifiziert werden muß.</text:p>
        </text:list-item>
        <text:list-item>
          <text:p text:style-name="P55">Bei der Deklaration von Friend-Klassen sin auch Vorwärtsreferenzen erlaubt, auf diese Weise wird es möglich wechselseitig Friends zu vereinbaren.</text:p>
        </text:list-item>
        <text:list-item>
          <text:p text:style-name="P55">private und public haben auf friend-deklarationen keinen Einfluß, sie sollten am Anfang der Klasse stehen</text:p>
        </text:list-item>
      </text:list>
      <text:p text:style-name="P1"><text:soft-page-break/></text:p>
      <text:p text:style-name="P1">Bsp.:</text:p>
      <text:p text:style-name="Standard"/>
      <text:p text:style-name="P3">class <text:s/>myClass</text:p>
      <text:p text:style-name="P3">{</text:p>
      <text:p text:style-name="P3"><text:s text:c="8"/>friend class yourClass;</text:p>
      <text:p text:style-name="P3"><text:s text:c="4"/>private:</text:p>
      <text:p text:style-name="P3"><text:s text:c="8"/>int mySecret;</text:p>
      <text:p text:style-name="P3">}</text:p>
      <text:p text:style-name="P3"/>
      <text:p text:style-name="P3">class yourClass</text:p>
      <text:p text:style-name="P3">{</text:p>
      <text:p text:style-name="P3"><text:s text:c="4"/>public:</text:p>
      <text:p text:style-name="P3"><text:s text:c="8"/>void ChangeIt(myClass x);</text:p>
      <text:p text:style-name="P3">}</text:p>
      <text:p text:style-name="P3"/>
      <text:p text:style-name="P3">void yourClass :: ChangeIt(myClass x)</text:p>
      <text:p text:style-name="P3">{</text:p>
      <text:p text:style-name="P3"><text:s text:c="5"/>x.mySecret++; <text:s text:c="4"/>// nur durch friend möglich</text:p>
      <text:p text:style-name="P3">}</text:p>
      <text:p text:style-name="P3"/>
      <text:p text:style-name="Standard">Bsp. /Lipp s.128/</text:p>
      <text:p text:style-name="P3">class IntList;</text:p>
      <text:p text:style-name="P3">class IntItem</text:p>
      <text:p text:style-name="P3">{</text:p>
      <text:p text:style-name="P3"><text:s text:c="4"/>friend class IntList;</text:p>
      <text:p text:style-name="P3"><text:s text:c="4"/>private:</text:p>
      <text:p text:style-name="P3"><text:s text:c="8"/>IniItem(int Val = 0){ Value = Val; next=0;}</text:p>
      <text:p text:style-name="P3"><text:s text:c="8"/>IntItem * next;</text:p>
      <text:p text:style-name="P3"><text:s text:c="8"/>int Value;</text:p>
      <text:p text:style-name="P3">};</text:p>
      <text:p text:style-name="P3"/>
      <text:p text:style-name="P8"/>
      <text:p text:style-name="P3">Iterator:</text:p>
      <text:p text:style-name="P3"/>
      <text:p text:style-name="P3">#include &lt;cstdlib&gt;</text:p>
      <text:p text:style-name="P3">#include "list.h"</text:p>
      <text:p text:style-name="P3">using namespace std;</text:p>
      <text:p text:style-name="P3"/>
      <text:p text:style-name="P3">class ITERATOR</text:p>
      <text:p text:style-name="P3">{</text:p>
      <text:p text:style-name="P3"><text:s text:c="2"/>public:</text:p>
      <text:p text:style-name="P3"><text:s text:c="2"/>ITERATOR (CLIST* pList)</text:p>
      <text:p text:style-name="P3"><text:s text:c="2"/>{</text:p>
      <text:p text:style-name="P3"><text:s text:c="4"/>this-&gt;pList=pList;</text:p>
      <text:p text:style-name="P3"><text:s text:c="4"/>pCurr=NULL;</text:p>
      <text:p text:style-name="P3"><text:s text:c="2"/>}</text:p>
      <text:p text:style-name="P3"><text:s text:c="2"/>COBJ * next()</text:p>
      <text:p text:style-name="P3"><text:s text:c="2"/>{</text:p>
      <text:p text:style-name="P3"><text:soft-page-break/><text:s text:c="4"/>COBJ* pTmp=NULL;;</text:p>
      <text:p text:style-name="P3"><text:s text:c="4"/>pCurr?:pCurr=pList-&gt;m_pNxt;</text:p>
      <text:p text:style-name="P3"><text:s text:c="4"/>pTmp=pCurr!=pList?pCurr-&gt;m_pItem:NULL;</text:p>
      <text:p text:style-name="P3"><text:s text:c="4"/>pCurr=pCurr-&gt;m_pNxt;</text:p>
      <text:p text:style-name="P3"><text:s text:c="4"/>return pTmp;</text:p>
      <text:p text:style-name="P3"><text:s text:c="2"/>}</text:p>
      <text:p text:style-name="P3"><text:s text:c="2"/>private:</text:p>
      <text:p text:style-name="P3"><text:s text:c="2"/>CLIST* pList;</text:p>
      <text:p text:style-name="P3"><text:s text:c="2"/>CELEM* pCurr;</text:p>
      <text:p text:style-name="P3">};</text:p>
      <text:p text:style-name="P3"/>
      <text:p text:style-name="P3"/>
      <text:p text:style-name="P3">#if !defined _DEF_LIST</text:p>
      <text:p text:style-name="P3">#define <text:s text:c="4"/>_DEF_LIST</text:p>
      <text:p text:style-name="P3">#include "cobject.h"</text:p>
      <text:p text:style-name="P3"/>
      <text:p text:style-name="P3">class CELEM</text:p>
      <text:p text:style-name="P3">{</text:p>
      <text:p text:style-name="P3"><text:s text:c="2"/>friend class CLIST;</text:p>
      <text:p text:style-name="P3"><text:s text:c="2"/>friend class ITERATOR;</text:p>
      <text:p text:style-name="P3"><text:s text:c="2"/>public:</text:p>
      <text:p text:style-name="P3"><text:s text:c="4"/>CELEM(); <text:s text:c="17"/>// DefaultConstructor</text:p>
      <text:p text:style-name="P3"><text:s text:c="4"/>CELEM(COBJ *gpItem); <text:s text:c="5"/>// Constructor pItem: Verweis auf Daten</text:p>
      <text:p text:style-name="P3"/>
      <text:p text:style-name="P3"><text:s text:c="4"/>CELEM* InsBeh(CELEM* Curr);</text:p>
      <text:p text:style-name="P3"><text:s text:c="4"/>CELEM* Rem();</text:p>
      <text:p text:style-name="P3"><text:s text:c="4"/>COBJ* <text:s/>GetItem()const</text:p>
      <text:p text:style-name="P3"><text:s text:c="11"/>{return m_pItem;};</text:p>
      <text:p text:style-name="P3"><text:s text:c="2"/>protected:</text:p>
      <text:p text:style-name="P3"><text:s text:c="4"/>CELEM* m_pNxt;</text:p>
      <text:p text:style-name="P3"><text:s text:c="4"/>CELEM* m_pPrv;</text:p>
      <text:p text:style-name="P3"><text:s text:c="4"/>COBJ * m_pItem;</text:p>
      <text:p text:style-name="P3">};</text:p>
      <text:p text:style-name="P3"/>
      <text:p text:style-name="P3">class CLIST</text:p>
      <text:p text:style-name="P3">{</text:p>
      <text:p text:style-name="P3"><text:s text:c="2"/>friend class Iterator;</text:p>
      <text:p text:style-name="P3"><text:s text:c="2"/>public:</text:p>
      <text:p text:style-name="P3"><text:s text:c="4"/>CLIST(); <text:s text:c="19"/>// Constructor</text:p>
      <text:p text:style-name="P3"><text:s text:c="4"/>~CLIST(); <text:s text:c="18"/>//</text:p>
      <text:p text:style-name="P3"><text:s text:c="4"/>int <text:s text:c="2"/>addHead (COBJ *pItem);</text:p>
      <text:p text:style-name="P3"><text:s text:c="4"/>int <text:s text:c="2"/>addTail (COBJ *pItem);</text:p>
      <text:p text:style-name="P3"><text:s text:c="4"/>int <text:s text:c="2"/>addBefr (COBJ *pItem);</text:p>
      <text:p text:style-name="P3"><text:s text:c="4"/>int <text:s text:c="2"/>addBehd (COBJ *pItem);</text:p>
      <text:p text:style-name="P3"><text:s text:c="4"/>int <text:s text:c="2"/>insert <text:s/>(COBJ *pItem);</text:p>
      <text:p text:style-name="P3"><text:s text:c="4"/>COBJ* getFirst();</text:p>
      <text:p text:style-name="P3"><text:s text:c="4"/>COBJ* getLast ();</text:p>
      <text:p text:style-name="P3"><text:s text:c="4"/>COBJ* getNext ();</text:p>
      <text:p text:style-name="P3"><text:soft-page-break/><text:s text:c="4"/>COBJ* getPrev ();</text:p>
      <text:p text:style-name="P3"><text:s text:c="4"/>COBJ* getIndx (int Idx);</text:p>
      <text:p text:style-name="P3"><text:s text:c="4"/>COBJ* find <text:s text:c="3"/>(COBJ *pItem);</text:p>
      <text:p text:style-name="P3"><text:s text:c="4"/>COBJ* getSelct ();</text:p>
      <text:p text:style-name="P3"><text:s text:c="4"/>void <text:s/>remFrmLst();</text:p>
      <text:p text:style-name="P3"><text:s text:c="2"/>private:</text:p>
      <text:p text:style-name="P3"><text:s text:c="2"/>CELEM* m_pSelElem;</text:p>
      <text:p text:style-name="P3">};</text:p>
      <text:p text:style-name="P3"/>
      <text:p text:style-name="P3"/>
      <text:p text:style-name="P1">- <text:s/>Eine Klasse, die keine öffentlichen Member hat, wird auch private Klasse genannt. Nur der befreundeten Klasse ist es möglich, Elemente zu erzeugen, oder zu manipulieren.</text:p>
      <text:p text:style-name="P1"/>
      <text:p text:style-name="P2">Arrays von Klassen</text:p>
      <text:p text:style-name="P1"/>
      <text:p text:style-name="P3">Bsp.:</text:p>
      <text:p text:style-name="P3">Date Birthdays [10]; <text:s/>// Array von 10 Objekten der Klasse Date</text:p>
      <text:p text:style-name="P3">Date Birthdays [10]={Date (2,10,1950), <text:s/></text:p>
      <text:p text:style-name="P3"><text:s text:c="21"/>Date (9,16,1953), </text:p>
      <text:p text:style-name="P3"><text:s text:c="21"/>Date (27,12,1955),</text:p>
      <text:p text:style-name="P3"><text:s text:c="21"/>Date (3,2,1958)}; <text:s/></text:p>
      <text:p text:style-name="P3"/>
      <text:list xml:id="list7593076930251171189" text:style-name="L47">
        <text:list-item>
          <text:p text:style-name="P56">Für jedes Element der Klasse wird ein Konstruktor aufgerufen.</text:p>
        </text:list-item>
        <text:list-item>
          <text:p text:style-name="P56">Sind keine Initialisierungsparameter angegeben, so wird der Default-Konstruktor aufgerufen.</text:p>
        </text:list-item>
        <text:list-item>
          <text:p text:style-name="P56">Existiert kein Default-Konstruktor und sind keine Initialisierungsparameter angegeben, so wird eine Fehlermaldung erzeugt.</text:p>
        </text:list-item>
        <text:list-item>
          <text:p text:style-name="P56">Im zweiten Beispiel ruft der Kompiler 4 mal den Konstruktor und 6 mal den Default-Konstruktor auf.</text:p>
        </text:list-item>
        <text:list-item>
          <text:p text:style-name="P56">Die Angabe des Konstruktors, in diesem Falle Date ist notwendig, um die Zuordnung zu den einzelnen Objekten zu gewährleisten.</text:p>
        </text:list-item>
        <text:list-item>
          <text:p text:style-name="P56">Gibt es einen Konstruktor, der nur einen Parameter hat und soll dieser auch ausgeführt werden, so kann die Angabe des Konstruktors entfallen.</text:p>
        </text:list-item>
      </text:list>
      <text:p text:style-name="P1"/>
      <text:p text:style-name="P3">// DATE-ARRAY DATARR.CPP <text:s/>13.05.93</text:p>
      <text:p text:style-name="P3">#include &lt;stdlib.h&gt;</text:p>
      <text:p text:style-name="P3">#include &lt;iostream.h&gt;</text:p>
      <text:p text:style-name="P3"/>
      <text:p text:style-name="P3">#include &lt;time.h&gt;</text:p>
      <text:p text:style-name="P3">#include &lt;string.h&gt;</text:p>
      <text:p text:style-name="P3">class DATE</text:p>
      <text:p text:style-name="P3">{</text:p>
      <text:p text:style-name="P3"><text:s text:c="2"/>public:</text:p>
      <text:p text:style-name="P3"><text:s text:c="2"/>int mDay,mMon,mYea;</text:p>
      <text:p text:style-name="P3"><text:s text:c="2"/>DATE();</text:p>
      <text:p text:style-name="P3"><text:s text:c="2"/>DATE(int,int,int);</text:p>
      <text:p text:style-name="P3"><text:s text:c="2"/>int getDay()const <text:s/>{return mDay;};</text:p>
      <text:p text:style-name="P3"><text:s text:c="2"/>int getMon()const <text:s/>{return mMon;};</text:p>
      <text:p text:style-name="P3"><text:soft-page-break/><text:s text:c="2"/>int getYea()const <text:s/>{return mYea;};</text:p>
      <text:p text:style-name="P3"><text:s text:c="2"/>int setDay(int Day){return mDay=Day;};</text:p>
      <text:p text:style-name="P3"><text:s text:c="2"/>int setMon(int Mon){return mMon=Mon;};</text:p>
      <text:p text:style-name="P3"><text:s text:c="2"/>int setYea(int Yea){return mYea=Yea;};</text:p>
      <text:p text:style-name="P3"><text:s text:c="2"/>void display()const;</text:p>
      <text:p text:style-name="P3">};</text:p>
      <text:p text:style-name="P3"/>
      <text:p text:style-name="P3">DATE::DATE()</text:p>
      <text:p text:style-name="P3">{</text:p>
      <text:p text:style-name="P3"><text:s text:c="2"/>char tmp[12]={'\0'};</text:p>
      <text:p text:style-name="P3"><text:s text:c="2"/>struct tm* pTM;</text:p>
      <text:p text:style-name="P3"><text:s text:c="2"/>time_t t=time(&amp;t);</text:p>
      <text:p text:style-name="P3"><text:s text:c="2"/>pTM=gmtime(&amp;t);</text:p>
      <text:p text:style-name="P3"><text:s text:c="2"/>strftime(tmp,11,"%d.%m.%Y.",pTM);</text:p>
      <text:p text:style-name="P3"><text:s text:c="2"/>mDay=atoi(strtok(tmp,"."));</text:p>
      <text:p text:style-name="P3"><text:s text:c="2"/>mMon=atoi(strtok(NULL,"."));</text:p>
      <text:p text:style-name="P3"><text:s text:c="2"/>mYea=atoi(strtok(NULL,"."));</text:p>
      <text:p text:style-name="P3">}</text:p>
      <text:p text:style-name="P3"/>
      <text:p text:style-name="P3">DATE :: DATE(int d,int m,int y)</text:p>
      <text:p text:style-name="P3">{</text:p>
      <text:p text:style-name="P3"><text:s text:c="3"/>mDay=d;</text:p>
      <text:p text:style-name="P3"><text:s text:c="3"/>mMon=m;</text:p>
      <text:p text:style-name="P3"><text:s text:c="3"/>mYea=y;</text:p>
      <text:p text:style-name="P3">}</text:p>
      <text:p text:style-name="P3"/>
      <text:p text:style-name="P3">void DATE :: display()const</text:p>
      <text:p text:style-name="P3">{</text:p>
      <text:p text:style-name="P3"><text:s text:c="2"/>cout &lt;&lt; mDay&lt;&lt;'.'&lt;&lt;mMon&lt;&lt;'.'&lt;&lt;mYea;</text:p>
      <text:p text:style-name="P3">}</text:p>
      <text:p text:style-name="P3"/>
      <text:p text:style-name="P3">void main()</text:p>
      <text:p text:style-name="P3">{</text:p>
      <text:p text:style-name="P3"><text:s text:c="2"/>DATE Dat[5]={ DATE(27,12,55),</text:p>
      <text:p text:style-name="P3"><text:s text:c="16"/>DATE( 2, 8,79),</text:p>
      <text:p text:style-name="P3"><text:s text:c="16"/>DATE( 3, 2,58)};</text:p>
      <text:p text:style-name="P3"><text:s text:c="2"/>for (int i=0; i&lt;5; i++)</text:p>
      <text:p text:style-name="P3"><text:s text:c="2"/>Dat[i].display(), cout&lt;&lt;"\n";</text:p>
      <text:p text:style-name="P3">}</text:p>
      <text:p text:style-name="P3"/>
      <text:p text:style-name="Standard"/>
      <text:p text:style-name="P2">Freispeicher und Array von Klassenobjekten</text:p>
      <text:p text:style-name="P1"/>
      <text:list xml:id="list6825061873625428308" text:style-name="L48">
        <text:list-item>
          <text:p text:style-name="P57">Beim Erzeugen eines <text:s/>Arrays von Klassenobjekten mit new können keine Initialisierungsparameter angegeben werden, es wird der Default-Konstruktor verwendet.</text:p>
        </text:list-item>
        <text:list-item>
          <text:p text:style-name="P57">Beim Freigeben mit delete müssen die Klammern [ ] angegeben werden, ansonsten wird nur das erste Element mit dem Index 0 freigegeben.</text:p>
        </text:list-item>
        <text:list-item>
          <text:p text:style-name="P57"><text:soft-page-break/>Beim Freigeben der Elemente kann die Angabe der Elemente in den Klammern bei neueren Kompilern entfallen, die Angabe wird ignoriert.</text:p>
        </text:list-item>
        <text:list-item>
          <text:p text:style-name="P57">Bei der Freigabe werden für alle Elemente die Destruktoren aufgerufen.</text:p>
        </text:list-item>
        <text:list-item>
          <text:p text:style-name="P57">Hat eine Klasse keinen Destruktor, können die Klammern bei delete auch entfallen (schlechter Stil).</text:p>
        </text:list-item>
      </text:list>
      <text:p text:style-name="P1"/>
      <text:p text:style-name="P1">Bsp.: </text:p>
      <text:p text:style-name="Standard"/>
      <text:p text:style-name="P3">String *Text;</text:p>
      <text:p text:style-name="P3">Text new String[5];</text:p>
      <text:p text:style-name="P3"><text:s text:c="3"/>. <text:s/>. <text:s/>.</text:p>
      <text:p text:style-name="P3">delete Text; <text:s/></text:p>
      <text:p text:style-name="P5"/>
      <text:list xml:id="list1995028803585161627" text:style-name="L49">
        <text:list-item>
          <text:p text:style-name="P58">Ist ein Datenmember als static definiert, so existiert nur eine Instanz dieses Datenfeldes, gleichgültig wie viele Objekte dieser Klasse existieren.</text:p>
        </text:list-item>
        <text:list-item>
          <text:p text:style-name="P58">Statische Memberdaten können nicht in Klassen, die lokal zu Funktionen vereinbart sind, deklariert werden.(Microsoft)</text:p>
        </text:list-item>
      </text:list>
      <text:p text:style-name="P6">Statische Datenmember</text:p>
      <text:p text:style-name="P1">Bsp.:</text:p>
      <text:p text:style-name="P1"/>
      <text:p text:style-name="P1">Eine Klasse SavingAccount steht für Sparkonten. Der Zinssatz (CurrentRate) soll nur einmal gespeichert werden, und sich bei Änderung für alle Kunden ändern.</text:p>
      <text:p text:style-name="P1"/>
      <text:p text:style-name="P3">class SavingAccount</text:p>
      <text:p text:style-name="P3">{</text:p>
      <text:p text:style-name="P3"><text:s text:c="4"/>public:</text:p>
      <text:p text:style-name="P3"><text:s text:c="8"/>SavingAccount();</text:p>
      <text:p text:style-name="P3"><text:s text:c="8"/>void EarnIntrest(){Total += <text:s/>CurrentRate * total;};</text:p>
      <text:p text:style-name="P3"><text:s text:c="4"/>. <text:s/>. <text:s/>.</text:p>
      <text:p text:style-name="P3"><text:s text:c="4"/>private:</text:p>
      <text:p text:style-name="P3"><text:s text:c="9"/>char <text:s/>Name[30];</text:p>
      <text:p text:style-name="P3"><text:s text:c="9"/>float Total;</text:p>
      <text:p text:style-name="P3"><text:s text:c="9"/>static float CurrentRate; <text:s/>// ist nur Deklaration</text:p>
      <text:p text:style-name="P3">}</text:p>
      <text:p text:style-name="P3"/>
      <text:p text:style-name="Standard"/>
      <text:list xml:id="list4541137407955734939" text:style-name="L50">
        <text:list-item>
          <text:p text:style-name="P59">Das statische Memberdatum CurrentRate existiert nur einmal für alle Objekte SavingAccount.</text:p>
        </text:list-item>
        <text:list-item>
          <text:p text:style-name="P59">Statische Memberdaten werden nicht über Konstruktoren initialisiert, weil sich die Werte dann auch für bereits existierende Objekte mitändern würden.</text:p>
        </text:list-item>
        <text:list-item>
          <text:p text:style-name="P59">Die Klassendeklaration enthält lediglich die Deklaration der Memberdaten, angelegt werden sie bei der Instanzierung. Da static-Member nur einmal existieren, werden sie im CPP-File per Definition angelegt und initialisiert (Deklaration hat class-scope, Definition hat file-scope).</text:p>
        </text:list-item>
      </text:list>
      <text:p text:style-name="P1"><text:s text:c="4"/>float SavingsAccount :: CurrentRent = 0.0001;</text:p>
      <text:list xml:id="list3441927420879982644" text:style-name="L51">
        <text:list-item>
          <text:p text:style-name="P60">Statische Memberdaten müssen initialisiert werden, da der Speicher erst bei der Initialisierung angelegt wird /Ahrens S. <text:s text:c="9"/>/</text:p>
        </text:list-item>
        <text:list-item>
          <text:p text:style-name="P60">Sind die statischen Memberdaten public, ist ein Zugriff / die Zuweisung über Klassenname :: StaticMember möglich, bereits bevor das erste Objekt der Klasse existiert.</text:p>
        </text:list-item>
        <text:list-item>
          <text:p text:style-name="P60">Der Zugriff über Objektname und <text:s/>Punkselector oder Pointer soll vermieden werden, da sich diese Member für alle Objekte ändern, und der Quellcode irreführend ist.</text:p>
        </text:list-item>
        <text:list-item>
          <text:p text:style-name="P60">Bei der Initialisierung statischer Datenmember geschachtelter Klassendeklarationen ist der scope-Operator für jede umgebende Klasse anzuwenden.</text:p>
        </text:list-item>
        <text:list-item>
          <text:p text:style-name="P60">Statische Memberdaten können nicht in Klassen lokal zu Funktionen vereinbart werden.</text:p>
        </text:list-item>
        <text:list-item>
          <text:p text:style-name="P60">Statische Variablen in Memberfunktionen sich statisch im Sinne von C.</text:p>
        </text:list-item>
      </text:list>
      <text:p text:style-name="P1"/>
      <text:p text:style-name="P1">Bsp. 1 :</text:p>
      <text:p text:style-name="Standard"/>
      <text:p text:style-name="P3">struct X</text:p>
      <text:p text:style-name="P3">{</text:p>
      <text:p text:style-name="P3"><text:s text:c="6"/>struct Y</text:p>
      <text:p text:style-name="P3"><text:s text:c="6"/>{</text:p>
      <text:p text:style-name="P3"><text:s text:c="12"/>int yi, yj;</text:p>
      <text:p text:style-name="P3"><text:soft-page-break/><text:s text:c="12"/>static int ysi;</text:p>
      <text:p text:style-name="P3"><text:s text:c="6"/>}</text:p>
      <text:p text:style-name="P3"><text:s text:c="7"/>int xi;</text:p>
      <text:p text:style-name="P3"><text:s text:c="7"/>static int yxi;</text:p>
      <text:p text:style-name="P3">}</text:p>
      <text:p text:style-name="P3"/>
      <text:p text:style-name="P3">Initialisierung im CPP-File:</text:p>
      <text:p text:style-name="P3"/>
      <text:p text:style-name="P3">X :: Y :: ysi = 123;</text:p>
      <text:p text:style-name="P3">X :: xsi <text:s text:c="7"/>= 123;</text:p>
      <text:p text:style-name="P3"/>
      <text:p text:style-name="P1"><text:s/>statische Memberfunktionen <text:s text:c="3"/></text:p>
      <text:p text:style-name="Standard"/>
      <text:list xml:id="list7917449411682880261" text:style-name="L52">
        <text:list-item>
          <text:p text:style-name="P61">Statische Memberfunktionen können ausschließlich auf statische Memberdaten zugreifen, ihnen steht der this-pointer nicht zur Verfügung.</text:p>
        </text:list-item>
        <text:list-item>
          <text:p text:style-name="P61">Soll eine statische Memberfunktion auf nichtstaische Member der Klasse zugreifen, so muß ein Pointer oder eine Referenz auf das Onjekt selbst als Parameter übergeben werden.</text:p>
        </text:list-item>
        <text:list-item>
          <text:p text:style-name="P61">Statische Memberfunktionen können aufgerufen werden, ohne daß ein Objekt der Klasse in der sie deklariert ist, existiert.</text:p>
        </text:list-item>
        <text:list-item>
          <text:p text:style-name="P61">Statische Elementfunktionen können nicht virtuell sein.</text:p>
        </text:list-item>
      </text:list>
      <text:p text:style-name="P1">Bsp.:</text:p>
      <text:p text:style-name="P1"/>
      <text:p text:style-name="P3">class SavingAccount</text:p>
      <text:p text:style-name="P3">{</text:p>
      <text:p text:style-name="P3"><text:s text:c="4"/>public:</text:p>
      <text:p text:style-name="P3"><text:s text:c="8"/>SavingAccount();</text:p>
      <text:p text:style-name="P3"><text:s text:c="8"/>void EarnIntrest(){Total += <text:s/>CurrentRate * total;};</text:p>
      <text:p text:style-name="P3"><text:s text:c="8"/>static void SetCurrentRate(float NewRate);</text:p>
      <text:p text:style-name="P3"><text:s text:c="4"/>. <text:s/>. <text:s/>.</text:p>
      <text:p text:style-name="P3"><text:s text:c="4"/>private:</text:p>
      <text:p text:style-name="P3"><text:s text:c="9"/>char <text:s/>Name[30];</text:p>
      <text:p text:style-name="P3"><text:s text:c="9"/>float Total;</text:p>
      <text:p text:style-name="P3"><text:s text:c="9"/>static float CurrentRate; <text:s/>// ist nur Deklaration</text:p>
      <text:p text:style-name="P3">}</text:p>
      <text:p text:style-name="P1">- <text:s/>Der Aufruf ist über ein Objekt in Verbindung mit Punkselektor / Pointer oder über den Klassennamen und ::-Operator möglich.</text:p>
      <text:p text:style-name="P1"/>
      <text:p text:style-name="P1">Bsp.:</text:p>
      <text:p text:style-name="P1"/>
      <text:p text:style-name="P3">class Airplane</text:p>
      <text:p text:style-name="P3">{</text:p>
      <text:p text:style-name="P3"><text:s text:c="6"/>public: </text:p>
      <text:p text:style-name="P3"><text:s text:c="13"/>Airplane ( ){ count ++ ;};</text:p>
      <text:p text:style-name="P3"><text:s text:c="13"/>static int HowMany() <text:s/>{return count;};</text:p>
      <text:p text:style-name="P3"><text:s text:c="10"/>~ Airplane ( ) {count -- ; };</text:p>
      <text:p text:style-name="P3"><text:s text:c="6"/>private:</text:p>
      <text:p text:style-name="P3"><text:s text:c="14"/>static int count;</text:p>
      <text:p text:style-name="P3"><text:soft-page-break/>}</text:p>
      <text:p text:style-name="P3"/>
      <text:p text:style-name="P3">int Airplane :: count = 0; <text:s text:c="7"/>// Initialisierung von count im CPP-File</text:p>
      <text:p text:style-name="P3">Airplane MyAirplane; <text:s text:c="11"/>// Deklaration eines Objektes</text:p>
      <text:p text:style-name="P3"/>
      <text:p text:style-name="P3">main ()</text:p>
      <text:p text:style-name="P3">{</text:p>
      <text:p text:style-name="P3"><text:s text:c="5"/>Airplane YourAirplane;</text:p>
      <text:p text:style-name="P3"><text:s text:c="6"/>cout &lt;&lt; "\nAnzahl der Flugzeuge:" &lt;&lt; Airplane :: HowMany();</text:p>
      <text:p text:style-name="P3">}</text:p>
      <text:p text:style-name="P3"/>
      <text:p text:style-name="P3">Bsp.:</text:p>
      <text:p text:style-name="P3"/>
      <text:p text:style-name="P3">struct X</text:p>
      <text:p text:style-name="P3">{</text:p>
      <text:p text:style-name="P3"><text:s text:c="8"/>int mi;</text:p>
      <text:p text:style-name="P3"><text:s text:c="8"/>static int si;</text:p>
      <text:p text:style-name="P3"><text:s text:c="8"/>static int Ff() { </text:p>
      <text:p text:style-name="P3"><text:s text:c="34"/>static int fi ;</text:p>
      <text:p text:style-name="P3"><text:s text:c="35"/>mi=5; </text:p>
      <text:p text:style-name="P3"><text:s text:c="35"/>si =6;</text:p>
      <text:p text:style-name="P3"><text:s text:c="35"/>fi <text:s/>=7;</text:p>
      <text:p text:style-name="P3"><text:s text:c="31"/>}</text:p>
      <text:p text:style-name="P3"><text:s text:c="9"/>void Fm(){</text:p>
      <text:p text:style-name="P3"><text:s text:c="35"/>mi=3; </text:p>
      <text:p text:style-name="P3"><text:s text:c="35"/>si =4;</text:p>
      <text:p text:style-name="P3"><text:s text:c="35"/>fi <text:s/>=5;</text:p>
      <text:p text:style-name="P3"><text:s text:c="25"/>}</text:p>
      <text:p text:style-name="P3">};</text:p>
      <text:p text:style-name="P3"/>
      <text:p text:style-name="P3">void main ()</text:p>
      <text:p text:style-name="P3">{</text:p>
      <text:p text:style-name="P3"><text:s text:c="4"/>X <text:s text:c="2"/>x,</text:p>
      <text:p text:style-name="P3"><text:s text:c="8"/>*Ptx = &amp;x;</text:p>
      <text:p text:style-name="P3"><text:s text:c="9"/></text:p>
      <text:p text:style-name="P3"><text:s text:c="4"/>X :: Ff (); // Aufruf der statischen Funktion f möglich ohne Objekt</text:p>
      <text:p text:style-name="P3"><text:s text:c="4"/>x.Ff ();</text:p>
      <text:p text:style-name="P3"><text:s text:c="4"/>Ptx -&gt; Ff ();</text:p>
      <text:p text:style-name="P3"><text:s text:c="4"/>X :: Fm (); // Error: Objekt ist erforderlich für gewöhnliche </text:p>
      <text:p text:style-name="P3"><text:s text:c="16"/>// Memberfunktion</text:p>
      <text:p text:style-name="P3"><text:s text:c="4"/>x.Fm ();</text:p>
      <text:p text:style-name="P3"><text:s text:c="4"/>Ptx -&gt; Fm ();</text:p>
      <text:p text:style-name="P3">} <text:s text:c="8"/></text:p>
      <text:p text:style-name="P3"/>
      <text:p text:style-name="P2">Überladen der Operatoren new und delete</text:p>
      <text:p text:style-name="P1"/>
      <text:list xml:id="list2311329066871277390" text:style-name="L53">
        <text:list-item>
          <text:p text:style-name="P62">C++ gestattet das Überladen der Operatoren new und delete.</text:p>
        </text:list-item>
        <text:list-item>
          <text:p text:style-name="P62"><text:soft-page-break/>Der new-Operator hat einen Parameter vom <text:s/>Typ size_t, dem beim Aufruf der Typ übergeben wird, der Compiler erzeugt daraus die Länge in Bytes.</text:p>
        </text:list-item>
        <text:list-item>
          <text:p text:style-name="P62">Wird ein Objekt eines Klassentyps erzeugt, so wird auch bei benutzerdefiniertem new-Operator der entsprechende Konstruktor aufgerufen nachdem new ausgeführt wurde.</text:p>
        </text:list-item>
        <text:list-item>
          <text:p text:style-name="P62">Der Destruktor wird ausgeführt bevor delete abgearbeitet wird.</text:p>
        </text:list-item>
        <text:list-item>
          <text:p text:style-name="P62">Der new-Operator darf auch weitere Parameter haben.</text:p>
        </text:list-item>
      </text:list>
      <text:p text:style-name="P1"/>
      <text:p text:style-name="P1">Bsp.:</text:p>
      <text:p text:style-name="P1"/>
      <text:p text:style-name="P9">// NEWDEL.CPP</text:p>
      <text:p text:style-name="Preformatted_20_Text"/>
      <text:p text:style-name="P10">// This program demonstrates customized new and delete operators.</text:p>
      <text:p text:style-name="Preformatted_20_Text"/>
      <text:p text:style-name="P11">#include &lt;iostream&gt;</text:p>
      <text:p text:style-name="P11">#include &lt;cstdlib&gt;</text:p>
      <text:p text:style-name="Preformatted_20_Text"/>
      <text:p text:style-name="Preformatted_20_Text"><text:span text:style-name="T3">using</text:span> <text:span text:style-name="T3">namespace</text:span> std;</text:p>
      <text:p text:style-name="Preformatted_20_Text"/>
      <text:p text:style-name="P10">// ------------- Overloaded new operator</text:p>
      <text:p text:style-name="Preformatted_20_Text"><text:span text:style-name="T4">void</text:span> *<text:span text:style-name="T3">operator</text:span> <text:span text:style-name="T3">new</text:span>( size_t size )</text:p>
      <text:p text:style-name="Preformatted_20_Text">{</text:p>
      <text:p text:style-name="Preformatted_20_Text"><text:s text:c="4"/><text:span text:style-name="T5">// void *rtn = malloc( size );</text:span></text:p>
      <text:p text:style-name="Preformatted_20_Text"><text:s text:c="7"/><text:span text:style-name="T4">void</text:span> *rtn = calloc( <text:span text:style-name="T6">1</text:span>, size );</text:p>
      <text:p text:style-name="Preformatted_20_Text"><text:s text:c="4"/><text:span text:style-name="T5">// void* rtn=new char[size]; // Rekursion</text:span></text:p>
      <text:p text:style-name="Preformatted_20_Text"><text:s text:c="4"/>clog &lt;&lt; <text:span text:style-name="T7">"new called ["</text:span> &lt;&lt; size &lt;&lt;<text:span text:style-name="T7">"] -&gt;"</text:span>&lt;&lt; rtn &lt;&lt;endl;</text:p>
      <text:p text:style-name="Preformatted_20_Text"><text:s text:c="4"/><text:span text:style-name="T3">return</text:span> rtn;</text:p>
      <text:p text:style-name="Preformatted_20_Text">}</text:p>
      <text:p text:style-name="Preformatted_20_Text"/>
      <text:p text:style-name="P10">// ----------- Overloaded delete operator</text:p>
      <text:p text:style-name="Preformatted_20_Text"><text:span text:style-name="T4">void</text:span> <text:span text:style-name="T3">operator</text:span> <text:span text:style-name="T3">delete</text:span>( <text:span text:style-name="T4">void</text:span> *ptr )</text:p>
      <text:p text:style-name="Preformatted_20_Text">{</text:p>
      <text:p text:style-name="Preformatted_20_Text"><text:s text:c="4"/>clog &lt;&lt; <text:span text:style-name="T7">"delete called"</text:span>&lt;&lt; endl;</text:p>
      <text:p text:style-name="Preformatted_20_Text"><text:s text:c="4"/>free( ptr );</text:p>
      <text:p text:style-name="Preformatted_20_Text">}</text:p>
      <text:p text:style-name="Preformatted_20_Text"/>
      <text:p text:style-name="Preformatted_20_Text"><text:span text:style-name="T4">int</text:span> main()</text:p>
      <text:p text:style-name="Preformatted_20_Text">{</text:p>
      <text:p text:style-name="Preformatted_20_Text"><text:s text:c="4"/><text:span text:style-name="T5">// Allocate a zero-filled array</text:span></text:p>
      <text:p text:style-name="Preformatted_20_Text"><text:s text:c="4"/><text:span text:style-name="T4">int</text:span> *ip = <text:span text:style-name="T3">new</text:span> <text:span text:style-name="T4">int</text:span>[<text:span text:style-name="T6">10</text:span>];</text:p>
      <text:p text:style-name="Preformatted_20_Text"><text:s text:c="4"/><text:span text:style-name="T5">// Display the array</text:span></text:p>
      <text:p text:style-name="Preformatted_20_Text"><text:s text:c="4"/><text:span text:style-name="T3">for</text:span>( <text:span text:style-name="T4">int</text:span> i = <text:span text:style-name="T6">0</text:span>; i &lt; <text:span text:style-name="T6">10</text:span>; i++ )</text:p>
      <text:p text:style-name="Preformatted_20_Text"><text:s text:c="8"/>cout &lt;&lt; <text:span text:style-name="T7">" "</text:span> &lt;&lt; ip[i];</text:p>
      <text:p text:style-name="Preformatted_20_Text"><text:s text:c="4"/>cout &lt;&lt; endl;</text:p>
      <text:p text:style-name="Preformatted_20_Text"><text:s text:c="4"/><text:span text:style-name="T5">// Release the memory</text:span></text:p>
      <text:p text:style-name="Preformatted_20_Text"><text:s text:c="4"/><text:span text:style-name="T3">delete</text:span> [] ip;</text:p>
      <text:p text:style-name="Preformatted_20_Text"><text:s text:c="4"/><text:span text:style-name="T3">return</text:span> <text:span text:style-name="T6">0</text:span>;</text:p>
      <text:p text:style-name="P12">}</text:p>
      <text:p text:style-name="P3">clog:</text:p>
      <text:p text:style-name="P3">new called [40] -&gt;0x804a008</text:p>
      <text:p text:style-name="P3">delete called</text:p>
      <text:p text:style-name="P3"/>
      <text:p text:style-name="P3"/>
      <text:p text:style-name="P3"/>
      <text:p text:style-name="P2"><text:soft-page-break/>Klassenspezifischer new- und delete-operator</text:p>
      <text:p text:style-name="P1"/>
      <text:list xml:id="list1639923780593586831" text:style-name="L54">
        <text:list-item>
          <text:p text:style-name="P63">Eine Klassendeklaration kann Memberfunktionen für die Operatoren new und delete enthalten</text:p>
          <text:p text:style-name="P63"/>
        </text:list-item>
      </text:list>
      <text:p text:style-name="P1"/>
      <text:p text:style-name="P3">Bsp.:</text:p>
      <text:p text:style-name="P3"/>
      <text:p text:style-name="P3">class Name</text:p>
      <text:p text:style-name="P3">{</text:p>
      <text:p text:style-name="P3"><text:s text:c="4"/>public:</text:p>
      <text:p text:style-name="P3"><text:tab/>Name();</text:p>
      <text:p text:style-name="P3"><text:tab/>Name( const char * s) {strncpy(VcName,s,25);};</text:p>
      <text:p text:style-name="P3"><text:tab/>void display()const {cout &lt;&lt; VcName &lt;&lt; '\n';};</text:p>
      <text:p text:style-name="P3"><text:tab/>void * operator new (size_t size);</text:p>
      <text:p text:style-name="P3"><text:s/><text:tab/>void operator delete( void * ptr );</text:p>
      <text:p text:style-name="P3"><text:tab/>~Name();</text:p>
      <text:p text:style-name="P3"><text:s text:c="4"/>private:</text:p>
      <text:p text:style-name="P3"><text:s/><text:tab/>char Name [25];</text:p>
      <text:p text:style-name="P3">}</text:p>
      <text:p text:style-name="P3"/>
      <text:list xml:id="list5362156851631626979" text:style-name="L55">
        <text:list-item>
          <text:p text:style-name="P64">new und delete werden als static-Funktionen übersetzt.</text:p>
        </text:list-item>
        <text:list-item>
          <text:p text:style-name="P64">Werden Arrays von Objekten erzeugt, so wird immer der globale new-Operator aufgferufen, weil der Typ TYP_X nicht dem Typ TYX_X[n] entspricht.</text:p>
        </text:list-item>
        <text:list-item>
          <text:p text:style-name="P64">Mit Hilfe des scope-Operators ist es auch möglich explizit den globalen new-Operator zu benutz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umberland" svg:font-family="Cumberland" style:font-family-generic="modern" style:font-pitch="fixed"/>
    <style:font-face style:name="courier" svg:font-family="courier"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Times New Roman" svg:font-family="'Times New Roman'" style:font-family-generic="roman"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fo:border="0.06pt solid #000000" fo:padding="0.049cm" style:shadow="#808080 0.18cm 0.18cm"/>
      </style:header-style>
      <style:footer-style>
        <style:header-footer-properties fo:min-height="0cm" fo:margin-left="0cm" fo:margin-right="0cm" fo:margin-top="0cm" fo:border="0.06pt solid #000000" fo:padding="0.049cm" style:shadow="#808080 0.18cm 0.18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6">
      <number:day number:style="long"/>
      <number:month number:style="long"/>
      <number:year/>
    </number:date-style>
  </office:automatic-styles>
  <office:master-styles>
    <style:master-page style:name="Standard" style:page-layout-name="Mpm1">
      <style:header>
        <text:p text:style-name="Header">CPP Klassen<text:tab/><text:date style:data-style-name="N106" text:date-value="1999-03-31T01:24:57.500000009" text:fixed="true">310399</text:date><text:tab/>Page <text:page-number text:select-page="current">4</text:page-number></text:p>
      </style:header>
      <style:footer>
        <text:p text:style-name="Footer">A.Beck</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meta:initial-creator>Arnold Beck</meta:initial-creator>
    <meta:creation-date>1999-03-30T16:51:01</meta:creation-date>
    <dc:date>2015-03-23T14:09:06.359014418</dc:date>
    <meta:printed-by>Arnold Beck</meta:printed-by>
    <meta:print-date>2011-03-29T19:01:30</meta:print-date>
    <dc:language>de-DE</dc:language>
    <meta:editing-cycles>18</meta:editing-cycles>
    <meta:editing-duration>P21DT1H58M20S</meta:editing-duration>
    <dc:creator>A. Beck</dc:creator>
    <meta:document-statistic meta:table-count="1" meta:image-count="0" meta:object-count="0" meta:page-count="36" meta:paragraph-count="1201" meta:word-count="6082" meta:character-count="44654" meta:non-whitespace-character-count="36304"/>
    <meta:user-defined meta:name="Info 0"/>
    <meta:user-defined meta:name="Info 1"/>
    <meta:user-defined meta:name="Info 2"/>
    <meta:user-defined meta:name="Info 3"/>
  </office:meta>
</office:document-meta>
</file>